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453.29pt" svg:height="254.55pt" svg:x="338.6pt" svg:y="315.52pt">
            <loext:p draw:notify-on-update-of-ranges="Sheet1.B21:Sheet1.B21 Sheet1.B22:Sheet1.B171 Sheet1.C21:Sheet1.C21 Sheet1.C22:Sheet1.C171 Sheet1.B21:Sheet1.B21 Sheet1.B22:Sheet1.B171 Sheet1.D21:Sheet1.D21 Sheet1.D22:Sheet1.D171 Sheet1.B21:Sheet1.B21 Sheet1.B22:Sheet1.B171 Sheet1.E21:Sheet1.E21 Sheet1.E22:Sheet1.E17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1019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Gabriel Staples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Kevin Nufer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2 June 2017 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angular velocity, omega = dtheta/d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Vtangential = r*omega = r*(dtheta/dt)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v_outer = (r_mid + w/2)*omeg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v_inner = (r_mid – w/2)*omeg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v_mid = r_mid*omega</text:p>
          </table:table-cell>
          <table:table-cell/>
          <table:table-cell office:value-type="string" calcext:value-type="string">
            <text:p>&lt;--middl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omega = v_mid/r_mid &lt;-- now plug this into the v_outer &amp; v_inner eqns above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v_outer = (r_mid + w/2)*(v_mid/r_mid) = v_mid + (w*v_mid)/(2*r_mid)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v_inner = (r_mid – w/2)*(v_mid/r_mid) = v_mid - (w*v_mid)/(2*r_mid)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ow just subst. PWM values for the velocities, and you're done!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Default"/>
          <table:table-cell table:style-name="ce3" office:value-type="string" calcext:value-type="string">
            <text:p>car width (left wheel centerline to right wheel centerline) (w):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/>
          <table:table-cell table:style-name="ce3"/>
          <table:table-cell table:style-name="ce5"/>
          <table:table-cell table:number-columns-repeated="1018"/>
        </table:table-row>
        <table:table-row table:style-name="ro3">
          <table:table-cell table:style-name="ce2"/>
          <table:table-cell table:style-name="ce2" office:value-type="string" calcext:value-type="string">
            <text:p>radius_des (r_mid) (in)</text:p>
          </table:table-cell>
          <table:table-cell table:style-name="ce2" office:value-type="string" calcext:value-type="string">
            <text:p>PWM_des (v_mid)</text:p>
          </table:table-cell>
          <table:table-cell table:style-name="ce2" office:value-type="string" calcext:value-type="string">
            <text:p>PWM_Left (v_outer)</text:p>
          </table:table-cell>
          <table:table-cell table:style-name="ce2" office:value-type="string" calcext:value-type="string">
            <text:p>PWM_Right (v_inner)</text:p>
          </table:table-cell>
          <table:table-cell table:style-name="ce6"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C22]+([.$F$19]*[.C22])/(2*[.B22])" office:value-type="float" office:value="800" calcext:value-type="float">
            <text:p>800</text:p>
          </table:table-cell>
          <table:table-cell table:formula="of:=[.C22]-([.$F$19]*[.C22])/(2*[.B22])" office:value-type="float" office:value="-400" calcext:value-type="float">
            <text:p>-4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[.C23]+([.$F$19]*[.C23])/(2*[.B23])" office:value-type="float" office:value="500" calcext:value-type="float">
            <text:p>500</text:p>
          </table:table-cell>
          <table:table-cell table:formula="of:=[.C23]-([.$F$19]*[.C23])/(2*[.B23])" office:value-type="float" office:value="-100" calcext:value-type="float">
            <text:p>-1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formula="of:=[.C24]+([.$F$19]*[.C24])/(2*[.B24])" office:value-type="float" office:value="400" calcext:value-type="float">
            <text:p>400</text:p>
          </table:table-cell>
          <table:table-cell table:formula="of:=[.C24]-([.$F$19]*[.C24])/(2*[.B24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formula="of:=[.C25]+([.$F$19]*[.C25])/(2*[.B25])" office:value-type="float" office:value="350" calcext:value-type="float">
            <text:p>350</text:p>
          </table:table-cell>
          <table:table-cell table:formula="of:=[.C25]-([.$F$19]*[.C25])/(2*[.B25])"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formula="of:=[.C26]+([.$F$19]*[.C26])/(2*[.B26])" office:value-type="float" office:value="320" calcext:value-type="float">
            <text:p>320</text:p>
          </table:table-cell>
          <table:table-cell table:formula="of:=[.C26]-([.$F$19]*[.C26])/(2*[.B26])"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table:formula="of:=[.C27]+([.$F$19]*[.C27])/(2*[.B27])" office:value-type="float" office:value="300" calcext:value-type="float">
            <text:p>300</text:p>
          </table:table-cell>
          <table:table-cell table:formula="of:=[.C27]-([.$F$19]*[.C27])/(2*[.B27])"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table:formula="of:=[.C28]+([.$F$19]*[.C28])/(2*[.B28])" office:value-type="float" office:value="285.714285714286" calcext:value-type="float">
            <text:p>285.71</text:p>
          </table:table-cell>
          <table:table-cell table:formula="of:=[.C28]-([.$F$19]*[.C28])/(2*[.B28])" office:value-type="float" office:value="114.285714285714" calcext:value-type="float">
            <text:p>114.2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formula="of:=[.C29]+([.$F$19]*[.C29])/(2*[.B29])" office:value-type="float" office:value="275" calcext:value-type="float">
            <text:p>275</text:p>
          </table:table-cell>
          <table:table-cell table:formula="of:=[.C29]-([.$F$19]*[.C29])/(2*[.B29])"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table:formula="of:=[.C30]+([.$F$19]*[.C30])/(2*[.B30])" office:value-type="float" office:value="266.666666666667" calcext:value-type="float">
            <text:p>266.67</text:p>
          </table:table-cell>
          <table:table-cell table:formula="of:=[.C30]-([.$F$19]*[.C30])/(2*[.B30])" office:value-type="float" office:value="133.333333333333" calcext:value-type="float">
            <text:p>133.3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C31]+([.$F$19]*[.C31])/(2*[.B31])" office:value-type="float" office:value="260" calcext:value-type="float">
            <text:p>260</text:p>
          </table:table-cell>
          <table:table-cell table:formula="of:=[.C31]-([.$F$19]*[.C31])/(2*[.B31])"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formula="of:=[.C32]+([.$F$19]*[.C32])/(2*[.B32])" office:value-type="float" office:value="254.545454545455" calcext:value-type="float">
            <text:p>254.55</text:p>
          </table:table-cell>
          <table:table-cell table:formula="of:=[.C32]-([.$F$19]*[.C32])/(2*[.B32])" office:value-type="float" office:value="145.454545454545" calcext:value-type="float">
            <text:p>145.4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table:formula="of:=[.C33]+([.$F$19]*[.C33])/(2*[.B33])" office:value-type="float" office:value="250" calcext:value-type="float">
            <text:p>250</text:p>
          </table:table-cell>
          <table:table-cell table:formula="of:=[.C33]-([.$F$19]*[.C33])/(2*[.B33])"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C34]+([.$F$19]*[.C34])/(2*[.B34])" office:value-type="float" office:value="246.153846153846" calcext:value-type="float">
            <text:p>246.15</text:p>
          </table:table-cell>
          <table:table-cell table:formula="of:=[.C34]-([.$F$19]*[.C34])/(2*[.B34])" office:value-type="float" office:value="153.846153846154" calcext:value-type="float">
            <text:p>153.8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table:formula="of:=[.C35]+([.$F$19]*[.C35])/(2*[.B35])" office:value-type="float" office:value="242.857142857143" calcext:value-type="float">
            <text:p>242.86</text:p>
          </table:table-cell>
          <table:table-cell table:formula="of:=[.C35]-([.$F$19]*[.C35])/(2*[.B35])" office:value-type="float" office:value="157.142857142857" calcext:value-type="float">
            <text:p>157.1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formula="of:=[.C36]+([.$F$19]*[.C36])/(2*[.B36])" office:value-type="float" office:value="240" calcext:value-type="float">
            <text:p>240</text:p>
          </table:table-cell>
          <table:table-cell table:formula="of:=[.C36]-([.$F$19]*[.C36])/(2*[.B36])" office:value-type="float" office:value="160" calcext:value-type="float">
            <text:p>16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table:formula="of:=[.C37]+([.$F$19]*[.C37])/(2*[.B37])" office:value-type="float" office:value="237.5" calcext:value-type="float">
            <text:p>237.5</text:p>
          </table:table-cell>
          <table:table-cell table:formula="of:=[.C37]-([.$F$19]*[.C37])/(2*[.B37])" office:value-type="float" office:value="162.5" calcext:value-type="float">
            <text:p>162.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table:formula="of:=[.C38]+([.$F$19]*[.C38])/(2*[.B38])" office:value-type="float" office:value="235.294117647059" calcext:value-type="float">
            <text:p>235.29</text:p>
          </table:table-cell>
          <table:table-cell table:formula="of:=[.C38]-([.$F$19]*[.C38])/(2*[.B38])" office:value-type="float" office:value="164.705882352941" calcext:value-type="float">
            <text:p>164.7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table:formula="of:=[.C39]+([.$F$19]*[.C39])/(2*[.B39])" office:value-type="float" office:value="233.333333333333" calcext:value-type="float">
            <text:p>233.33</text:p>
          </table:table-cell>
          <table:table-cell table:formula="of:=[.C39]-([.$F$19]*[.C39])/(2*[.B39])" office:value-type="float" office:value="166.666666666667" calcext:value-type="float">
            <text:p>166.6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table:formula="of:=[.C40]+([.$F$19]*[.C40])/(2*[.B40])" office:value-type="float" office:value="231.578947368421" calcext:value-type="float">
            <text:p>231.58</text:p>
          </table:table-cell>
          <table:table-cell table:formula="of:=[.C40]-([.$F$19]*[.C40])/(2*[.B40])" office:value-type="float" office:value="168.421052631579" calcext:value-type="float">
            <text:p>168.4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[.C41]+([.$F$19]*[.C41])/(2*[.B41])" office:value-type="float" office:value="230" calcext:value-type="float">
            <text:p>230</text:p>
          </table:table-cell>
          <table:table-cell table:formula="of:=[.C41]-([.$F$19]*[.C41])/(2*[.B41])"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table:formula="of:=[.C42]+([.$F$19]*[.C42])/(2*[.B42])" office:value-type="float" office:value="228.571428571429" calcext:value-type="float">
            <text:p>228.57</text:p>
          </table:table-cell>
          <table:table-cell table:formula="of:=[.C42]-([.$F$19]*[.C42])/(2*[.B42])" office:value-type="float" office:value="171.428571428571" calcext:value-type="float">
            <text:p>171.4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table:formula="of:=[.C43]+([.$F$19]*[.C43])/(2*[.B43])" office:value-type="float" office:value="227.272727272727" calcext:value-type="float">
            <text:p>227.27</text:p>
          </table:table-cell>
          <table:table-cell table:formula="of:=[.C43]-([.$F$19]*[.C43])/(2*[.B43])" office:value-type="float" office:value="172.727272727273" calcext:value-type="float">
            <text:p>172.7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table:formula="of:=[.C44]+([.$F$19]*[.C44])/(2*[.B44])" office:value-type="float" office:value="226.086956521739" calcext:value-type="float">
            <text:p>226.09</text:p>
          </table:table-cell>
          <table:table-cell table:formula="of:=[.C44]-([.$F$19]*[.C44])/(2*[.B44])" office:value-type="float" office:value="173.913043478261" calcext:value-type="float">
            <text:p>173.9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table:formula="of:=[.C45]+([.$F$19]*[.C45])/(2*[.B45])" office:value-type="float" office:value="225" calcext:value-type="float">
            <text:p>225</text:p>
          </table:table-cell>
          <table:table-cell table:formula="of:=[.C45]-([.$F$19]*[.C45])/(2*[.B45])" office:value-type="float" office:value="175" calcext:value-type="float">
            <text:p>1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formula="of:=[.C46]+([.$F$19]*[.C46])/(2*[.B46])" office:value-type="float" office:value="224" calcext:value-type="float">
            <text:p>224</text:p>
          </table:table-cell>
          <table:table-cell table:formula="of:=[.C46]-([.$F$19]*[.C46])/(2*[.B46])" office:value-type="float" office:value="176" calcext:value-type="float">
            <text:p>17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table:formula="of:=[.C47]+([.$F$19]*[.C47])/(2*[.B47])" office:value-type="float" office:value="223.076923076923" calcext:value-type="float">
            <text:p>223.08</text:p>
          </table:table-cell>
          <table:table-cell table:formula="of:=[.C47]-([.$F$19]*[.C47])/(2*[.B47])" office:value-type="float" office:value="176.923076923077" calcext:value-type="float">
            <text:p>176.9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table:formula="of:=[.C48]+([.$F$19]*[.C48])/(2*[.B48])" office:value-type="float" office:value="222.222222222222" calcext:value-type="float">
            <text:p>222.22</text:p>
          </table:table-cell>
          <table:table-cell table:formula="of:=[.C48]-([.$F$19]*[.C48])/(2*[.B48])" office:value-type="float" office:value="177.777777777778" calcext:value-type="float">
            <text:p>177.7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table:formula="of:=[.C49]+([.$F$19]*[.C49])/(2*[.B49])" office:value-type="float" office:value="221.428571428571" calcext:value-type="float">
            <text:p>221.43</text:p>
          </table:table-cell>
          <table:table-cell table:formula="of:=[.C49]-([.$F$19]*[.C49])/(2*[.B49])" office:value-type="float" office:value="178.571428571429" calcext:value-type="float">
            <text:p>178.5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table:formula="of:=[.C50]+([.$F$19]*[.C50])/(2*[.B50])" office:value-type="float" office:value="220.689655172414" calcext:value-type="float">
            <text:p>220.69</text:p>
          </table:table-cell>
          <table:table-cell table:formula="of:=[.C50]-([.$F$19]*[.C50])/(2*[.B50])" office:value-type="float" office:value="179.310344827586" calcext:value-type="float">
            <text:p>179.3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table:formula="of:=[.C51]+([.$F$19]*[.C51])/(2*[.B51])" office:value-type="float" office:value="220" calcext:value-type="float">
            <text:p>220</text:p>
          </table:table-cell>
          <table:table-cell table:formula="of:=[.C51]-([.$F$19]*[.C51])/(2*[.B51])" office:value-type="float" office:value="180" calcext:value-type="float">
            <text:p>18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table:formula="of:=[.C52]+([.$F$19]*[.C52])/(2*[.B52])" office:value-type="float" office:value="219.354838709677" calcext:value-type="float">
            <text:p>219.35</text:p>
          </table:table-cell>
          <table:table-cell table:formula="of:=[.C52]-([.$F$19]*[.C52])/(2*[.B52])" office:value-type="float" office:value="180.645161290323" calcext:value-type="float">
            <text:p>180.6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table:formula="of:=[.C53]+([.$F$19]*[.C53])/(2*[.B53])" office:value-type="float" office:value="218.75" calcext:value-type="float">
            <text:p>218.75</text:p>
          </table:table-cell>
          <table:table-cell table:formula="of:=[.C53]-([.$F$19]*[.C53])/(2*[.B53])" office:value-type="float" office:value="181.25" calcext:value-type="float">
            <text:p>181.2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table:formula="of:=[.C54]+([.$F$19]*[.C54])/(2*[.B54])" office:value-type="float" office:value="218.181818181818" calcext:value-type="float">
            <text:p>218.18</text:p>
          </table:table-cell>
          <table:table-cell table:formula="of:=[.C54]-([.$F$19]*[.C54])/(2*[.B54])" office:value-type="float" office:value="181.818181818182" calcext:value-type="float">
            <text:p>181.8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table:formula="of:=[.C55]+([.$F$19]*[.C55])/(2*[.B55])" office:value-type="float" office:value="217.647058823529" calcext:value-type="float">
            <text:p>217.65</text:p>
          </table:table-cell>
          <table:table-cell table:formula="of:=[.C55]-([.$F$19]*[.C55])/(2*[.B55])" office:value-type="float" office:value="182.352941176471" calcext:value-type="float">
            <text:p>182.3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table:formula="of:=[.C56]+([.$F$19]*[.C56])/(2*[.B56])" office:value-type="float" office:value="217.142857142857" calcext:value-type="float">
            <text:p>217.14</text:p>
          </table:table-cell>
          <table:table-cell table:formula="of:=[.C56]-([.$F$19]*[.C56])/(2*[.B56])" office:value-type="float" office:value="182.857142857143" calcext:value-type="float">
            <text:p>182.8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table:formula="of:=[.C57]+([.$F$19]*[.C57])/(2*[.B57])" office:value-type="float" office:value="216.666666666667" calcext:value-type="float">
            <text:p>216.67</text:p>
          </table:table-cell>
          <table:table-cell table:formula="of:=[.C57]-([.$F$19]*[.C57])/(2*[.B57])" office:value-type="float" office:value="183.333333333333" calcext:value-type="float">
            <text:p>183.3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formula="of:=[.C58]+([.$F$19]*[.C58])/(2*[.B58])" office:value-type="float" office:value="216.216216216216" calcext:value-type="float">
            <text:p>216.22</text:p>
          </table:table-cell>
          <table:table-cell table:formula="of:=[.C58]-([.$F$19]*[.C58])/(2*[.B58])" office:value-type="float" office:value="183.783783783784" calcext:value-type="float">
            <text:p>183.7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float" office:value="200" calcext:value-type="float">
            <text:p>200</text:p>
          </table:table-cell>
          <table:table-cell table:formula="of:=[.C59]+([.$F$19]*[.C59])/(2*[.B59])" office:value-type="float" office:value="215.789473684211" calcext:value-type="float">
            <text:p>215.79</text:p>
          </table:table-cell>
          <table:table-cell table:formula="of:=[.C59]-([.$F$19]*[.C59])/(2*[.B59])" office:value-type="float" office:value="184.210526315789" calcext:value-type="float">
            <text:p>184.2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table:formula="of:=[.C60]+([.$F$19]*[.C60])/(2*[.B60])" office:value-type="float" office:value="215.384615384615" calcext:value-type="float">
            <text:p>215.38</text:p>
          </table:table-cell>
          <table:table-cell table:formula="of:=[.C60]-([.$F$19]*[.C60])/(2*[.B60])" office:value-type="float" office:value="184.615384615385" calcext:value-type="float">
            <text:p>184.6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table:formula="of:=[.C61]+([.$F$19]*[.C61])/(2*[.B61])" office:value-type="float" office:value="215" calcext:value-type="float">
            <text:p>215</text:p>
          </table:table-cell>
          <table:table-cell table:formula="of:=[.C61]-([.$F$19]*[.C61])/(2*[.B61])" office:value-type="float" office:value="185" calcext:value-type="float">
            <text:p>18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table:formula="of:=[.C62]+([.$F$19]*[.C62])/(2*[.B62])" office:value-type="float" office:value="214.634146341463" calcext:value-type="float">
            <text:p>214.63</text:p>
          </table:table-cell>
          <table:table-cell table:formula="of:=[.C62]-([.$F$19]*[.C62])/(2*[.B62])" office:value-type="float" office:value="185.365853658537" calcext:value-type="float">
            <text:p>185.3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table:formula="of:=[.C63]+([.$F$19]*[.C63])/(2*[.B63])" office:value-type="float" office:value="214.285714285714" calcext:value-type="float">
            <text:p>214.29</text:p>
          </table:table-cell>
          <table:table-cell table:formula="of:=[.C63]-([.$F$19]*[.C63])/(2*[.B63])" office:value-type="float" office:value="185.714285714286" calcext:value-type="float">
            <text:p>185.7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float" office:value="200" calcext:value-type="float">
            <text:p>200</text:p>
          </table:table-cell>
          <table:table-cell table:formula="of:=[.C64]+([.$F$19]*[.C64])/(2*[.B64])" office:value-type="float" office:value="213.953488372093" calcext:value-type="float">
            <text:p>213.95</text:p>
          </table:table-cell>
          <table:table-cell table:formula="of:=[.C64]-([.$F$19]*[.C64])/(2*[.B64])" office:value-type="float" office:value="186.046511627907" calcext:value-type="float">
            <text:p>186.0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float" office:value="200" calcext:value-type="float">
            <text:p>200</text:p>
          </table:table-cell>
          <table:table-cell table:formula="of:=[.C65]+([.$F$19]*[.C65])/(2*[.B65])" office:value-type="float" office:value="213.636363636364" calcext:value-type="float">
            <text:p>213.64</text:p>
          </table:table-cell>
          <table:table-cell table:formula="of:=[.C65]-([.$F$19]*[.C65])/(2*[.B65])" office:value-type="float" office:value="186.363636363636" calcext:value-type="float">
            <text:p>186.3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table:formula="of:=[.C66]+([.$F$19]*[.C66])/(2*[.B66])" office:value-type="float" office:value="213.333333333333" calcext:value-type="float">
            <text:p>213.33</text:p>
          </table:table-cell>
          <table:table-cell table:formula="of:=[.C66]-([.$F$19]*[.C66])/(2*[.B66])" office:value-type="float" office:value="186.666666666667" calcext:value-type="float">
            <text:p>186.6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 table:formula="of:=[.C67]+([.$F$19]*[.C67])/(2*[.B67])" office:value-type="float" office:value="213.04347826087" calcext:value-type="float">
            <text:p>213.04</text:p>
          </table:table-cell>
          <table:table-cell table:formula="of:=[.C67]-([.$F$19]*[.C67])/(2*[.B67])" office:value-type="float" office:value="186.95652173913" calcext:value-type="float">
            <text:p>186.9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200" calcext:value-type="float">
            <text:p>200</text:p>
          </table:table-cell>
          <table:table-cell table:formula="of:=[.C68]+([.$F$19]*[.C68])/(2*[.B68])" office:value-type="float" office:value="212.765957446808" calcext:value-type="float">
            <text:p>212.77</text:p>
          </table:table-cell>
          <table:table-cell table:formula="of:=[.C68]-([.$F$19]*[.C68])/(2*[.B68])" office:value-type="float" office:value="187.234042553192" calcext:value-type="float">
            <text:p>187.2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table:formula="of:=[.C69]+([.$F$19]*[.C69])/(2*[.B69])" office:value-type="float" office:value="212.5" calcext:value-type="float">
            <text:p>212.5</text:p>
          </table:table-cell>
          <table:table-cell table:formula="of:=[.C69]-([.$F$19]*[.C69])/(2*[.B69])" office:value-type="float" office:value="187.5" calcext:value-type="float">
            <text:p>187.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table:formula="of:=[.C70]+([.$F$19]*[.C70])/(2*[.B70])" office:value-type="float" office:value="212.244897959184" calcext:value-type="float">
            <text:p>212.24</text:p>
          </table:table-cell>
          <table:table-cell table:formula="of:=[.C70]-([.$F$19]*[.C70])/(2*[.B70])" office:value-type="float" office:value="187.755102040816" calcext:value-type="float">
            <text:p>187.7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formula="of:=[.C71]+([.$F$19]*[.C71])/(2*[.B71])" office:value-type="float" office:value="212" calcext:value-type="float">
            <text:p>212</text:p>
          </table:table-cell>
          <table:table-cell table:formula="of:=[.C71]-([.$F$19]*[.C71])/(2*[.B71])" office:value-type="float" office:value="188" calcext:value-type="float">
            <text:p>18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table:formula="of:=[.C72]+([.$F$19]*[.C72])/(2*[.B72])" office:value-type="float" office:value="211.764705882353" calcext:value-type="float">
            <text:p>211.76</text:p>
          </table:table-cell>
          <table:table-cell table:formula="of:=[.C72]-([.$F$19]*[.C72])/(2*[.B72])" office:value-type="float" office:value="188.235294117647" calcext:value-type="float">
            <text:p>188.2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table:formula="of:=[.C73]+([.$F$19]*[.C73])/(2*[.B73])" office:value-type="float" office:value="211.538461538462" calcext:value-type="float">
            <text:p>211.54</text:p>
          </table:table-cell>
          <table:table-cell table:formula="of:=[.C73]-([.$F$19]*[.C73])/(2*[.B73])" office:value-type="float" office:value="188.461538461538" calcext:value-type="float">
            <text:p>188.4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float" office:value="200" calcext:value-type="float">
            <text:p>200</text:p>
          </table:table-cell>
          <table:table-cell table:formula="of:=[.C74]+([.$F$19]*[.C74])/(2*[.B74])" office:value-type="float" office:value="211.320754716981" calcext:value-type="float">
            <text:p>211.32</text:p>
          </table:table-cell>
          <table:table-cell table:formula="of:=[.C74]-([.$F$19]*[.C74])/(2*[.B74])" office:value-type="float" office:value="188.679245283019" calcext:value-type="float">
            <text:p>188.6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table:formula="of:=[.C75]+([.$F$19]*[.C75])/(2*[.B75])" office:value-type="float" office:value="211.111111111111" calcext:value-type="float">
            <text:p>211.11</text:p>
          </table:table-cell>
          <table:table-cell table:formula="of:=[.C75]-([.$F$19]*[.C75])/(2*[.B75])" office:value-type="float" office:value="188.888888888889" calcext:value-type="float">
            <text:p>188.8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table:formula="of:=[.C76]+([.$F$19]*[.C76])/(2*[.B76])" office:value-type="float" office:value="210.909090909091" calcext:value-type="float">
            <text:p>210.91</text:p>
          </table:table-cell>
          <table:table-cell table:formula="of:=[.C76]-([.$F$19]*[.C76])/(2*[.B76])" office:value-type="float" office:value="189.090909090909" calcext:value-type="float">
            <text:p>189.0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table:formula="of:=[.C77]+([.$F$19]*[.C77])/(2*[.B77])" office:value-type="float" office:value="210.714285714286" calcext:value-type="float">
            <text:p>210.71</text:p>
          </table:table-cell>
          <table:table-cell table:formula="of:=[.C77]-([.$F$19]*[.C77])/(2*[.B77])" office:value-type="float" office:value="189.285714285714" calcext:value-type="float">
            <text:p>189.2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table:formula="of:=[.C78]+([.$F$19]*[.C78])/(2*[.B78])" office:value-type="float" office:value="210.526315789474" calcext:value-type="float">
            <text:p>210.53</text:p>
          </table:table-cell>
          <table:table-cell table:formula="of:=[.C78]-([.$F$19]*[.C78])/(2*[.B78])" office:value-type="float" office:value="189.473684210526" calcext:value-type="float">
            <text:p>189.4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float" office:value="200" calcext:value-type="float">
            <text:p>200</text:p>
          </table:table-cell>
          <table:table-cell table:formula="of:=[.C79]+([.$F$19]*[.C79])/(2*[.B79])" office:value-type="float" office:value="210.344827586207" calcext:value-type="float">
            <text:p>210.34</text:p>
          </table:table-cell>
          <table:table-cell table:formula="of:=[.C79]-([.$F$19]*[.C79])/(2*[.B79])" office:value-type="float" office:value="189.655172413793" calcext:value-type="float">
            <text:p>189.6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float" office:value="200" calcext:value-type="float">
            <text:p>200</text:p>
          </table:table-cell>
          <table:table-cell table:formula="of:=[.C80]+([.$F$19]*[.C80])/(2*[.B80])" office:value-type="float" office:value="210.169491525424" calcext:value-type="float">
            <text:p>210.17</text:p>
          </table:table-cell>
          <table:table-cell table:formula="of:=[.C80]-([.$F$19]*[.C80])/(2*[.B80])" office:value-type="float" office:value="189.830508474576" calcext:value-type="float">
            <text:p>189.8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formula="of:=[.C81]+([.$F$19]*[.C81])/(2*[.B81])" office:value-type="float" office:value="210" calcext:value-type="float">
            <text:p>210</text:p>
          </table:table-cell>
          <table:table-cell table:formula="of:=[.C81]-([.$F$19]*[.C81])/(2*[.B81])" office:value-type="float" office:value="190" calcext:value-type="float">
            <text:p>19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float" office:value="200" calcext:value-type="float">
            <text:p>200</text:p>
          </table:table-cell>
          <table:table-cell table:formula="of:=[.C82]+([.$F$19]*[.C82])/(2*[.B82])" office:value-type="float" office:value="209.83606557377" calcext:value-type="float">
            <text:p>209.84</text:p>
          </table:table-cell>
          <table:table-cell table:formula="of:=[.C82]-([.$F$19]*[.C82])/(2*[.B82])" office:value-type="float" office:value="190.16393442623" calcext:value-type="float">
            <text:p>190.1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table:formula="of:=[.C83]+([.$F$19]*[.C83])/(2*[.B83])" office:value-type="float" office:value="209.677419354839" calcext:value-type="float">
            <text:p>209.68</text:p>
          </table:table-cell>
          <table:table-cell table:formula="of:=[.C83]-([.$F$19]*[.C83])/(2*[.B83])" office:value-type="float" office:value="190.322580645161" calcext:value-type="float">
            <text:p>190.3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table:formula="of:=[.C84]+([.$F$19]*[.C84])/(2*[.B84])" office:value-type="float" office:value="209.52380952381" calcext:value-type="float">
            <text:p>209.52</text:p>
          </table:table-cell>
          <table:table-cell table:formula="of:=[.C84]-([.$F$19]*[.C84])/(2*[.B84])" office:value-type="float" office:value="190.476190476191" calcext:value-type="float">
            <text:p>190.4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table:formula="of:=[.C85]+([.$F$19]*[.C85])/(2*[.B85])" office:value-type="float" office:value="209.375" calcext:value-type="float">
            <text:p>209.38</text:p>
          </table:table-cell>
          <table:table-cell table:formula="of:=[.C85]-([.$F$19]*[.C85])/(2*[.B85])" office:value-type="float" office:value="190.625" calcext:value-type="float">
            <text:p>190.6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table:formula="of:=[.C86]+([.$F$19]*[.C86])/(2*[.B86])" office:value-type="float" office:value="209.230769230769" calcext:value-type="float">
            <text:p>209.23</text:p>
          </table:table-cell>
          <table:table-cell table:formula="of:=[.C86]-([.$F$19]*[.C86])/(2*[.B86])" office:value-type="float" office:value="190.769230769231" calcext:value-type="float">
            <text:p>190.7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table:formula="of:=[.C87]+([.$F$19]*[.C87])/(2*[.B87])" office:value-type="float" office:value="209.090909090909" calcext:value-type="float">
            <text:p>209.09</text:p>
          </table:table-cell>
          <table:table-cell table:formula="of:=[.C87]-([.$F$19]*[.C87])/(2*[.B87])" office:value-type="float" office:value="190.909090909091" calcext:value-type="float">
            <text:p>190.9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table:formula="of:=[.C88]+([.$F$19]*[.C88])/(2*[.B88])" office:value-type="float" office:value="208.955223880597" calcext:value-type="float">
            <text:p>208.96</text:p>
          </table:table-cell>
          <table:table-cell table:formula="of:=[.C88]-([.$F$19]*[.C88])/(2*[.B88])" office:value-type="float" office:value="191.044776119403" calcext:value-type="float">
            <text:p>191.0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table:formula="of:=[.C89]+([.$F$19]*[.C89])/(2*[.B89])" office:value-type="float" office:value="208.823529411765" calcext:value-type="float">
            <text:p>208.82</text:p>
          </table:table-cell>
          <table:table-cell table:formula="of:=[.C89]-([.$F$19]*[.C89])/(2*[.B89])" office:value-type="float" office:value="191.176470588235" calcext:value-type="float">
            <text:p>191.1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float" office:value="200" calcext:value-type="float">
            <text:p>200</text:p>
          </table:table-cell>
          <table:table-cell table:formula="of:=[.C90]+([.$F$19]*[.C90])/(2*[.B90])" office:value-type="float" office:value="208.695652173913" calcext:value-type="float">
            <text:p>208.7</text:p>
          </table:table-cell>
          <table:table-cell table:formula="of:=[.C90]-([.$F$19]*[.C90])/(2*[.B90])" office:value-type="float" office:value="191.304347826087" calcext:value-type="float">
            <text:p>191.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table:formula="of:=[.C91]+([.$F$19]*[.C91])/(2*[.B91])" office:value-type="float" office:value="208.571428571429" calcext:value-type="float">
            <text:p>208.57</text:p>
          </table:table-cell>
          <table:table-cell table:formula="of:=[.C91]-([.$F$19]*[.C91])/(2*[.B91])" office:value-type="float" office:value="191.428571428571" calcext:value-type="float">
            <text:p>191.4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table:formula="of:=[.C92]+([.$F$19]*[.C92])/(2*[.B92])" office:value-type="float" office:value="208.450704225352" calcext:value-type="float">
            <text:p>208.45</text:p>
          </table:table-cell>
          <table:table-cell table:formula="of:=[.C92]-([.$F$19]*[.C92])/(2*[.B92])" office:value-type="float" office:value="191.549295774648" calcext:value-type="float">
            <text:p>191.5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table:formula="of:=[.C93]+([.$F$19]*[.C93])/(2*[.B93])" office:value-type="float" office:value="208.333333333333" calcext:value-type="float">
            <text:p>208.33</text:p>
          </table:table-cell>
          <table:table-cell table:formula="of:=[.C93]-([.$F$19]*[.C93])/(2*[.B93])" office:value-type="float" office:value="191.666666666667" calcext:value-type="float">
            <text:p>191.6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table:formula="of:=[.C94]+([.$F$19]*[.C94])/(2*[.B94])" office:value-type="float" office:value="208.219178082192" calcext:value-type="float">
            <text:p>208.22</text:p>
          </table:table-cell>
          <table:table-cell table:formula="of:=[.C94]-([.$F$19]*[.C94])/(2*[.B94])" office:value-type="float" office:value="191.780821917808" calcext:value-type="float">
            <text:p>191.7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table:formula="of:=[.C95]+([.$F$19]*[.C95])/(2*[.B95])" office:value-type="float" office:value="208.108108108108" calcext:value-type="float">
            <text:p>208.11</text:p>
          </table:table-cell>
          <table:table-cell table:formula="of:=[.C95]-([.$F$19]*[.C95])/(2*[.B95])" office:value-type="float" office:value="191.891891891892" calcext:value-type="float">
            <text:p>191.8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table:formula="of:=[.C96]+([.$F$19]*[.C96])/(2*[.B96])" office:value-type="float" office:value="208" calcext:value-type="float">
            <text:p>208</text:p>
          </table:table-cell>
          <table:table-cell table:formula="of:=[.C96]-([.$F$19]*[.C96])/(2*[.B96])" office:value-type="float" office:value="192" calcext:value-type="float">
            <text:p>19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C97]+([.$F$19]*[.C97])/(2*[.B97])" office:value-type="float" office:value="207.894736842105" calcext:value-type="float">
            <text:p>207.89</text:p>
          </table:table-cell>
          <table:table-cell table:formula="of:=[.C97]-([.$F$19]*[.C97])/(2*[.B97])" office:value-type="float" office:value="192.105263157895" calcext:value-type="float">
            <text:p>192.1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table:formula="of:=[.C98]+([.$F$19]*[.C98])/(2*[.B98])" office:value-type="float" office:value="207.792207792208" calcext:value-type="float">
            <text:p>207.79</text:p>
          </table:table-cell>
          <table:table-cell table:formula="of:=[.C98]-([.$F$19]*[.C98])/(2*[.B98])" office:value-type="float" office:value="192.207792207792" calcext:value-type="float">
            <text:p>192.2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table:formula="of:=[.C99]+([.$F$19]*[.C99])/(2*[.B99])" office:value-type="float" office:value="207.692307692308" calcext:value-type="float">
            <text:p>207.69</text:p>
          </table:table-cell>
          <table:table-cell table:formula="of:=[.C99]-([.$F$19]*[.C99])/(2*[.B99])" office:value-type="float" office:value="192.307692307692" calcext:value-type="float">
            <text:p>192.3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table:formula="of:=[.C100]+([.$F$19]*[.C100])/(2*[.B100])" office:value-type="float" office:value="207.594936708861" calcext:value-type="float">
            <text:p>207.59</text:p>
          </table:table-cell>
          <table:table-cell table:formula="of:=[.C100]-([.$F$19]*[.C100])/(2*[.B100])" office:value-type="float" office:value="192.405063291139" calcext:value-type="float">
            <text:p>192.4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formula="of:=[.C101]+([.$F$19]*[.C101])/(2*[.B101])" office:value-type="float" office:value="207.5" calcext:value-type="float">
            <text:p>207.5</text:p>
          </table:table-cell>
          <table:table-cell table:formula="of:=[.C101]-([.$F$19]*[.C101])/(2*[.B101])" office:value-type="float" office:value="192.5" calcext:value-type="float">
            <text:p>192.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table:formula="of:=[.C102]+([.$F$19]*[.C102])/(2*[.B102])" office:value-type="float" office:value="207.407407407407" calcext:value-type="float">
            <text:p>207.41</text:p>
          </table:table-cell>
          <table:table-cell table:formula="of:=[.C102]-([.$F$19]*[.C102])/(2*[.B102])" office:value-type="float" office:value="192.592592592593" calcext:value-type="float">
            <text:p>192.5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float" office:value="200" calcext:value-type="float">
            <text:p>200</text:p>
          </table:table-cell>
          <table:table-cell table:formula="of:=[.C103]+([.$F$19]*[.C103])/(2*[.B103])" office:value-type="float" office:value="207.317073170732" calcext:value-type="float">
            <text:p>207.32</text:p>
          </table:table-cell>
          <table:table-cell table:formula="of:=[.C103]-([.$F$19]*[.C103])/(2*[.B103])" office:value-type="float" office:value="192.682926829268" calcext:value-type="float">
            <text:p>192.6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float" office:value="200" calcext:value-type="float">
            <text:p>200</text:p>
          </table:table-cell>
          <table:table-cell table:formula="of:=[.C104]+([.$F$19]*[.C104])/(2*[.B104])" office:value-type="float" office:value="207.228915662651" calcext:value-type="float">
            <text:p>207.23</text:p>
          </table:table-cell>
          <table:table-cell table:formula="of:=[.C104]-([.$F$19]*[.C104])/(2*[.B104])" office:value-type="float" office:value="192.771084337349" calcext:value-type="float">
            <text:p>192.7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 table:formula="of:=[.C105]+([.$F$19]*[.C105])/(2*[.B105])" office:value-type="float" office:value="207.142857142857" calcext:value-type="float">
            <text:p>207.14</text:p>
          </table:table-cell>
          <table:table-cell table:formula="of:=[.C105]-([.$F$19]*[.C105])/(2*[.B105])" office:value-type="float" office:value="192.857142857143" calcext:value-type="float">
            <text:p>192.8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formula="of:=[.C106]+([.$F$19]*[.C106])/(2*[.B106])" office:value-type="float" office:value="207.058823529412" calcext:value-type="float">
            <text:p>207.06</text:p>
          </table:table-cell>
          <table:table-cell table:formula="of:=[.C106]-([.$F$19]*[.C106])/(2*[.B106])" office:value-type="float" office:value="192.941176470588" calcext:value-type="float">
            <text:p>192.9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 table:formula="of:=[.C107]+([.$F$19]*[.C107])/(2*[.B107])" office:value-type="float" office:value="206.976744186047" calcext:value-type="float">
            <text:p>206.98</text:p>
          </table:table-cell>
          <table:table-cell table:formula="of:=[.C107]-([.$F$19]*[.C107])/(2*[.B107])" office:value-type="float" office:value="193.023255813953" calcext:value-type="float">
            <text:p>193.0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C108]+([.$F$19]*[.C108])/(2*[.B108])" office:value-type="float" office:value="206.896551724138" calcext:value-type="float">
            <text:p>206.9</text:p>
          </table:table-cell>
          <table:table-cell table:formula="of:=[.C108]-([.$F$19]*[.C108])/(2*[.B108])" office:value-type="float" office:value="193.103448275862" calcext:value-type="float">
            <text:p>193.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table:formula="of:=[.C109]+([.$F$19]*[.C109])/(2*[.B109])" office:value-type="float" office:value="206.818181818182" calcext:value-type="float">
            <text:p>206.82</text:p>
          </table:table-cell>
          <table:table-cell table:formula="of:=[.C109]-([.$F$19]*[.C109])/(2*[.B109])" office:value-type="float" office:value="193.181818181818" calcext:value-type="float">
            <text:p>193.1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table:formula="of:=[.C110]+([.$F$19]*[.C110])/(2*[.B110])" office:value-type="float" office:value="206.741573033708" calcext:value-type="float">
            <text:p>206.74</text:p>
          </table:table-cell>
          <table:table-cell table:formula="of:=[.C110]-([.$F$19]*[.C110])/(2*[.B110])" office:value-type="float" office:value="193.258426966292" calcext:value-type="float">
            <text:p>193.2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table:formula="of:=[.C111]+([.$F$19]*[.C111])/(2*[.B111])" office:value-type="float" office:value="206.666666666667" calcext:value-type="float">
            <text:p>206.67</text:p>
          </table:table-cell>
          <table:table-cell table:formula="of:=[.C111]-([.$F$19]*[.C111])/(2*[.B111])" office:value-type="float" office:value="193.333333333333" calcext:value-type="float">
            <text:p>193.3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float" office:value="200" calcext:value-type="float">
            <text:p>200</text:p>
          </table:table-cell>
          <table:table-cell table:formula="of:=[.C112]+([.$F$19]*[.C112])/(2*[.B112])" office:value-type="float" office:value="206.593406593407" calcext:value-type="float">
            <text:p>206.59</text:p>
          </table:table-cell>
          <table:table-cell table:formula="of:=[.C112]-([.$F$19]*[.C112])/(2*[.B112])" office:value-type="float" office:value="193.406593406593" calcext:value-type="float">
            <text:p>193.4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float" office:value="200" calcext:value-type="float">
            <text:p>200</text:p>
          </table:table-cell>
          <table:table-cell table:formula="of:=[.C113]+([.$F$19]*[.C113])/(2*[.B113])" office:value-type="float" office:value="206.521739130435" calcext:value-type="float">
            <text:p>206.52</text:p>
          </table:table-cell>
          <table:table-cell table:formula="of:=[.C113]-([.$F$19]*[.C113])/(2*[.B113])" office:value-type="float" office:value="193.478260869565" calcext:value-type="float">
            <text:p>193.4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float" office:value="200" calcext:value-type="float">
            <text:p>200</text:p>
          </table:table-cell>
          <table:table-cell table:formula="of:=[.C114]+([.$F$19]*[.C114])/(2*[.B114])" office:value-type="float" office:value="206.451612903226" calcext:value-type="float">
            <text:p>206.45</text:p>
          </table:table-cell>
          <table:table-cell table:formula="of:=[.C114]-([.$F$19]*[.C114])/(2*[.B114])" office:value-type="float" office:value="193.548387096774" calcext:value-type="float">
            <text:p>193.5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float" office:value="200" calcext:value-type="float">
            <text:p>200</text:p>
          </table:table-cell>
          <table:table-cell table:formula="of:=[.C115]+([.$F$19]*[.C115])/(2*[.B115])" office:value-type="float" office:value="206.382978723404" calcext:value-type="float">
            <text:p>206.38</text:p>
          </table:table-cell>
          <table:table-cell table:formula="of:=[.C115]-([.$F$19]*[.C115])/(2*[.B115])" office:value-type="float" office:value="193.617021276596" calcext:value-type="float">
            <text:p>193.6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table:formula="of:=[.C116]+([.$F$19]*[.C116])/(2*[.B116])" office:value-type="float" office:value="206.315789473684" calcext:value-type="float">
            <text:p>206.32</text:p>
          </table:table-cell>
          <table:table-cell table:formula="of:=[.C116]-([.$F$19]*[.C116])/(2*[.B116])" office:value-type="float" office:value="193.684210526316" calcext:value-type="float">
            <text:p>193.6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table:formula="of:=[.C117]+([.$F$19]*[.C117])/(2*[.B117])" office:value-type="float" office:value="206.25" calcext:value-type="float">
            <text:p>206.25</text:p>
          </table:table-cell>
          <table:table-cell table:formula="of:=[.C117]-([.$F$19]*[.C117])/(2*[.B117])" office:value-type="float" office:value="193.75" calcext:value-type="float">
            <text:p>193.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float" office:value="200" calcext:value-type="float">
            <text:p>200</text:p>
          </table:table-cell>
          <table:table-cell table:formula="of:=[.C118]+([.$F$19]*[.C118])/(2*[.B118])" office:value-type="float" office:value="206.185567010309" calcext:value-type="float">
            <text:p>206.19</text:p>
          </table:table-cell>
          <table:table-cell table:formula="of:=[.C118]-([.$F$19]*[.C118])/(2*[.B118])" office:value-type="float" office:value="193.814432989691" calcext:value-type="float">
            <text:p>193.8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table:formula="of:=[.C119]+([.$F$19]*[.C119])/(2*[.B119])" office:value-type="float" office:value="206.122448979592" calcext:value-type="float">
            <text:p>206.12</text:p>
          </table:table-cell>
          <table:table-cell table:formula="of:=[.C119]-([.$F$19]*[.C119])/(2*[.B119])" office:value-type="float" office:value="193.877551020408" calcext:value-type="float">
            <text:p>193.8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  <table:table-cell table:formula="of:=[.C120]+([.$F$19]*[.C120])/(2*[.B120])" office:value-type="float" office:value="206.060606060606" calcext:value-type="float">
            <text:p>206.06</text:p>
          </table:table-cell>
          <table:table-cell table:formula="of:=[.C120]-([.$F$19]*[.C120])/(2*[.B120])" office:value-type="float" office:value="193.939393939394" calcext:value-type="float">
            <text:p>193.9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formula="of:=[.C121]+([.$F$19]*[.C121])/(2*[.B121])" office:value-type="float" office:value="206" calcext:value-type="float">
            <text:p>206</text:p>
          </table:table-cell>
          <table:table-cell table:formula="of:=[.C121]-([.$F$19]*[.C121])/(2*[.B121])" office:value-type="float" office:value="194" calcext:value-type="float">
            <text:p>19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 table:formula="of:=[.C122]+([.$F$19]*[.C122])/(2*[.B122])" office:value-type="float" office:value="205.940594059406" calcext:value-type="float">
            <text:p>205.94</text:p>
          </table:table-cell>
          <table:table-cell table:formula="of:=[.C122]-([.$F$19]*[.C122])/(2*[.B122])" office:value-type="float" office:value="194.059405940594" calcext:value-type="float">
            <text:p>194.0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table:formula="of:=[.C123]+([.$F$19]*[.C123])/(2*[.B123])" office:value-type="float" office:value="205.882352941176" calcext:value-type="float">
            <text:p>205.88</text:p>
          </table:table-cell>
          <table:table-cell table:formula="of:=[.C123]-([.$F$19]*[.C123])/(2*[.B123])" office:value-type="float" office:value="194.117647058824" calcext:value-type="float">
            <text:p>194.1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float" office:value="200" calcext:value-type="float">
            <text:p>200</text:p>
          </table:table-cell>
          <table:table-cell table:formula="of:=[.C124]+([.$F$19]*[.C124])/(2*[.B124])" office:value-type="float" office:value="205.825242718447" calcext:value-type="float">
            <text:p>205.83</text:p>
          </table:table-cell>
          <table:table-cell table:formula="of:=[.C124]-([.$F$19]*[.C124])/(2*[.B124])" office:value-type="float" office:value="194.174757281553" calcext:value-type="float">
            <text:p>194.1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float" office:value="200" calcext:value-type="float">
            <text:p>200</text:p>
          </table:table-cell>
          <table:table-cell table:formula="of:=[.C125]+([.$F$19]*[.C125])/(2*[.B125])" office:value-type="float" office:value="205.769230769231" calcext:value-type="float">
            <text:p>205.77</text:p>
          </table:table-cell>
          <table:table-cell table:formula="of:=[.C125]-([.$F$19]*[.C125])/(2*[.B125])" office:value-type="float" office:value="194.230769230769" calcext:value-type="float">
            <text:p>194.2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table:formula="of:=[.C126]+([.$F$19]*[.C126])/(2*[.B126])" office:value-type="float" office:value="205.714285714286" calcext:value-type="float">
            <text:p>205.71</text:p>
          </table:table-cell>
          <table:table-cell table:formula="of:=[.C126]-([.$F$19]*[.C126])/(2*[.B126])" office:value-type="float" office:value="194.285714285714" calcext:value-type="float">
            <text:p>194.2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float" office:value="200" calcext:value-type="float">
            <text:p>200</text:p>
          </table:table-cell>
          <table:table-cell table:formula="of:=[.C127]+([.$F$19]*[.C127])/(2*[.B127])" office:value-type="float" office:value="205.660377358491" calcext:value-type="float">
            <text:p>205.66</text:p>
          </table:table-cell>
          <table:table-cell table:formula="of:=[.C127]-([.$F$19]*[.C127])/(2*[.B127])" office:value-type="float" office:value="194.339622641509" calcext:value-type="float">
            <text:p>194.3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float" office:value="200" calcext:value-type="float">
            <text:p>200</text:p>
          </table:table-cell>
          <table:table-cell table:formula="of:=[.C128]+([.$F$19]*[.C128])/(2*[.B128])" office:value-type="float" office:value="205.607476635514" calcext:value-type="float">
            <text:p>205.61</text:p>
          </table:table-cell>
          <table:table-cell table:formula="of:=[.C128]-([.$F$19]*[.C128])/(2*[.B128])" office:value-type="float" office:value="194.392523364486" calcext:value-type="float">
            <text:p>194.3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table:formula="of:=[.C129]+([.$F$19]*[.C129])/(2*[.B129])" office:value-type="float" office:value="205.555555555556" calcext:value-type="float">
            <text:p>205.56</text:p>
          </table:table-cell>
          <table:table-cell table:formula="of:=[.C129]-([.$F$19]*[.C129])/(2*[.B129])" office:value-type="float" office:value="194.444444444444" calcext:value-type="float">
            <text:p>194.4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float" office:value="200" calcext:value-type="float">
            <text:p>200</text:p>
          </table:table-cell>
          <table:table-cell table:formula="of:=[.C130]+([.$F$19]*[.C130])/(2*[.B130])" office:value-type="float" office:value="205.504587155963" calcext:value-type="float">
            <text:p>205.5</text:p>
          </table:table-cell>
          <table:table-cell table:formula="of:=[.C130]-([.$F$19]*[.C130])/(2*[.B130])" office:value-type="float" office:value="194.495412844037" calcext:value-type="float">
            <text:p>194.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table:formula="of:=[.C131]+([.$F$19]*[.C131])/(2*[.B131])" office:value-type="float" office:value="205.454545454545" calcext:value-type="float">
            <text:p>205.45</text:p>
          </table:table-cell>
          <table:table-cell table:formula="of:=[.C131]-([.$F$19]*[.C131])/(2*[.B131])" office:value-type="float" office:value="194.545454545455" calcext:value-type="float">
            <text:p>194.5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float" office:value="200" calcext:value-type="float">
            <text:p>200</text:p>
          </table:table-cell>
          <table:table-cell table:formula="of:=[.C132]+([.$F$19]*[.C132])/(2*[.B132])" office:value-type="float" office:value="205.405405405405" calcext:value-type="float">
            <text:p>205.41</text:p>
          </table:table-cell>
          <table:table-cell table:formula="of:=[.C132]-([.$F$19]*[.C132])/(2*[.B132])" office:value-type="float" office:value="194.594594594595" calcext:value-type="float">
            <text:p>194.5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float" office:value="200" calcext:value-type="float">
            <text:p>200</text:p>
          </table:table-cell>
          <table:table-cell table:formula="of:=[.C133]+([.$F$19]*[.C133])/(2*[.B133])" office:value-type="float" office:value="205.357142857143" calcext:value-type="float">
            <text:p>205.36</text:p>
          </table:table-cell>
          <table:table-cell table:formula="of:=[.C133]-([.$F$19]*[.C133])/(2*[.B133])" office:value-type="float" office:value="194.642857142857" calcext:value-type="float">
            <text:p>194.6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float" office:value="200" calcext:value-type="float">
            <text:p>200</text:p>
          </table:table-cell>
          <table:table-cell table:formula="of:=[.C134]+([.$F$19]*[.C134])/(2*[.B134])" office:value-type="float" office:value="205.309734513274" calcext:value-type="float">
            <text:p>205.31</text:p>
          </table:table-cell>
          <table:table-cell table:formula="of:=[.C134]-([.$F$19]*[.C134])/(2*[.B134])" office:value-type="float" office:value="194.690265486726" calcext:value-type="float">
            <text:p>194.6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table:formula="of:=[.C135]+([.$F$19]*[.C135])/(2*[.B135])" office:value-type="float" office:value="205.263157894737" calcext:value-type="float">
            <text:p>205.26</text:p>
          </table:table-cell>
          <table:table-cell table:formula="of:=[.C135]-([.$F$19]*[.C135])/(2*[.B135])" office:value-type="float" office:value="194.736842105263" calcext:value-type="float">
            <text:p>194.7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table:formula="of:=[.C136]+([.$F$19]*[.C136])/(2*[.B136])" office:value-type="float" office:value="205.217391304348" calcext:value-type="float">
            <text:p>205.22</text:p>
          </table:table-cell>
          <table:table-cell table:formula="of:=[.C136]-([.$F$19]*[.C136])/(2*[.B136])" office:value-type="float" office:value="194.782608695652" calcext:value-type="float">
            <text:p>194.7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table:formula="of:=[.C137]+([.$F$19]*[.C137])/(2*[.B137])" office:value-type="float" office:value="205.172413793103" calcext:value-type="float">
            <text:p>205.17</text:p>
          </table:table-cell>
          <table:table-cell table:formula="of:=[.C137]-([.$F$19]*[.C137])/(2*[.B137])" office:value-type="float" office:value="194.827586206897" calcext:value-type="float">
            <text:p>194.8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float" office:value="200" calcext:value-type="float">
            <text:p>200</text:p>
          </table:table-cell>
          <table:table-cell table:formula="of:=[.C138]+([.$F$19]*[.C138])/(2*[.B138])" office:value-type="float" office:value="205.128205128205" calcext:value-type="float">
            <text:p>205.13</text:p>
          </table:table-cell>
          <table:table-cell table:formula="of:=[.C138]-([.$F$19]*[.C138])/(2*[.B138])" office:value-type="float" office:value="194.871794871795" calcext:value-type="float">
            <text:p>194.8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table:formula="of:=[.C139]+([.$F$19]*[.C139])/(2*[.B139])" office:value-type="float" office:value="205.084745762712" calcext:value-type="float">
            <text:p>205.08</text:p>
          </table:table-cell>
          <table:table-cell table:formula="of:=[.C139]-([.$F$19]*[.C139])/(2*[.B139])" office:value-type="float" office:value="194.915254237288" calcext:value-type="float">
            <text:p>194.9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table:formula="of:=[.C140]+([.$F$19]*[.C140])/(2*[.B140])" office:value-type="float" office:value="205.042016806723" calcext:value-type="float">
            <text:p>205.04</text:p>
          </table:table-cell>
          <table:table-cell table:formula="of:=[.C140]-([.$F$19]*[.C140])/(2*[.B140])" office:value-type="float" office:value="194.957983193277" calcext:value-type="float">
            <text:p>194.9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formula="of:=[.C141]+([.$F$19]*[.C141])/(2*[.B141])" office:value-type="float" office:value="205" calcext:value-type="float">
            <text:p>205</text:p>
          </table:table-cell>
          <table:table-cell table:formula="of:=[.C141]-([.$F$19]*[.C141])/(2*[.B141])" office:value-type="float" office:value="195" calcext:value-type="float">
            <text:p>19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  <table:table-cell table:formula="of:=[.C142]+([.$F$19]*[.C142])/(2*[.B142])" office:value-type="float" office:value="204.95867768595" calcext:value-type="float">
            <text:p>204.96</text:p>
          </table:table-cell>
          <table:table-cell table:formula="of:=[.C142]-([.$F$19]*[.C142])/(2*[.B142])" office:value-type="float" office:value="195.04132231405" calcext:value-type="float">
            <text:p>195.0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formula="of:=[.C143]+([.$F$19]*[.C143])/(2*[.B143])" office:value-type="float" office:value="204.918032786885" calcext:value-type="float">
            <text:p>204.92</text:p>
          </table:table-cell>
          <table:table-cell table:formula="of:=[.C143]-([.$F$19]*[.C143])/(2*[.B143])" office:value-type="float" office:value="195.081967213115" calcext:value-type="float">
            <text:p>195.0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float" office:value="200" calcext:value-type="float">
            <text:p>200</text:p>
          </table:table-cell>
          <table:table-cell table:formula="of:=[.C144]+([.$F$19]*[.C144])/(2*[.B144])" office:value-type="float" office:value="204.878048780488" calcext:value-type="float">
            <text:p>204.88</text:p>
          </table:table-cell>
          <table:table-cell table:formula="of:=[.C144]-([.$F$19]*[.C144])/(2*[.B144])" office:value-type="float" office:value="195.121951219512" calcext:value-type="float">
            <text:p>195.1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float" office:value="200" calcext:value-type="float">
            <text:p>200</text:p>
          </table:table-cell>
          <table:table-cell table:formula="of:=[.C145]+([.$F$19]*[.C145])/(2*[.B145])" office:value-type="float" office:value="204.838709677419" calcext:value-type="float">
            <text:p>204.84</text:p>
          </table:table-cell>
          <table:table-cell table:formula="of:=[.C145]-([.$F$19]*[.C145])/(2*[.B145])" office:value-type="float" office:value="195.161290322581" calcext:value-type="float">
            <text:p>195.1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table:formula="of:=[.C146]+([.$F$19]*[.C146])/(2*[.B146])" office:value-type="float" office:value="204.8" calcext:value-type="float">
            <text:p>204.8</text:p>
          </table:table-cell>
          <table:table-cell table:formula="of:=[.C146]-([.$F$19]*[.C146])/(2*[.B146])" office:value-type="float" office:value="195.2" calcext:value-type="float">
            <text:p>195.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float" office:value="200" calcext:value-type="float">
            <text:p>200</text:p>
          </table:table-cell>
          <table:table-cell table:formula="of:=[.C147]+([.$F$19]*[.C147])/(2*[.B147])" office:value-type="float" office:value="204.761904761905" calcext:value-type="float">
            <text:p>204.76</text:p>
          </table:table-cell>
          <table:table-cell table:formula="of:=[.C147]-([.$F$19]*[.C147])/(2*[.B147])" office:value-type="float" office:value="195.238095238095" calcext:value-type="float">
            <text:p>195.2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table:formula="of:=[.C148]+([.$F$19]*[.C148])/(2*[.B148])" office:value-type="float" office:value="204.724409448819" calcext:value-type="float">
            <text:p>204.72</text:p>
          </table:table-cell>
          <table:table-cell table:formula="of:=[.C148]-([.$F$19]*[.C148])/(2*[.B148])" office:value-type="float" office:value="195.275590551181" calcext:value-type="float">
            <text:p>195.2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table:formula="of:=[.C149]+([.$F$19]*[.C149])/(2*[.B149])" office:value-type="float" office:value="204.6875" calcext:value-type="float">
            <text:p>204.69</text:p>
          </table:table-cell>
          <table:table-cell table:formula="of:=[.C149]-([.$F$19]*[.C149])/(2*[.B149])" office:value-type="float" office:value="195.3125" calcext:value-type="float">
            <text:p>195.3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float" office:value="200" calcext:value-type="float">
            <text:p>200</text:p>
          </table:table-cell>
          <table:table-cell table:formula="of:=[.C150]+([.$F$19]*[.C150])/(2*[.B150])" office:value-type="float" office:value="204.651162790698" calcext:value-type="float">
            <text:p>204.65</text:p>
          </table:table-cell>
          <table:table-cell table:formula="of:=[.C150]-([.$F$19]*[.C150])/(2*[.B150])" office:value-type="float" office:value="195.348837209302" calcext:value-type="float">
            <text:p>195.3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table:formula="of:=[.C151]+([.$F$19]*[.C151])/(2*[.B151])" office:value-type="float" office:value="204.615384615385" calcext:value-type="float">
            <text:p>204.62</text:p>
          </table:table-cell>
          <table:table-cell table:formula="of:=[.C151]-([.$F$19]*[.C151])/(2*[.B151])" office:value-type="float" office:value="195.384615384615" calcext:value-type="float">
            <text:p>195.3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float" office:value="200" calcext:value-type="float">
            <text:p>200</text:p>
          </table:table-cell>
          <table:table-cell table:formula="of:=[.C152]+([.$F$19]*[.C152])/(2*[.B152])" office:value-type="float" office:value="204.580152671756" calcext:value-type="float">
            <text:p>204.58</text:p>
          </table:table-cell>
          <table:table-cell table:formula="of:=[.C152]-([.$F$19]*[.C152])/(2*[.B152])" office:value-type="float" office:value="195.419847328244" calcext:value-type="float">
            <text:p>195.4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table:formula="of:=[.C153]+([.$F$19]*[.C153])/(2*[.B153])" office:value-type="float" office:value="204.545454545455" calcext:value-type="float">
            <text:p>204.55</text:p>
          </table:table-cell>
          <table:table-cell table:formula="of:=[.C153]-([.$F$19]*[.C153])/(2*[.B153])" office:value-type="float" office:value="195.454545454545" calcext:value-type="float">
            <text:p>195.4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table:formula="of:=[.C154]+([.$F$19]*[.C154])/(2*[.B154])" office:value-type="float" office:value="204.511278195489" calcext:value-type="float">
            <text:p>204.51</text:p>
          </table:table-cell>
          <table:table-cell table:formula="of:=[.C154]-([.$F$19]*[.C154])/(2*[.B154])" office:value-type="float" office:value="195.488721804511" calcext:value-type="float">
            <text:p>195.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table:formula="of:=[.C155]+([.$F$19]*[.C155])/(2*[.B155])" office:value-type="float" office:value="204.477611940298" calcext:value-type="float">
            <text:p>204.48</text:p>
          </table:table-cell>
          <table:table-cell table:formula="of:=[.C155]-([.$F$19]*[.C155])/(2*[.B155])" office:value-type="float" office:value="195.522388059701" calcext:value-type="float">
            <text:p>195.5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table:formula="of:=[.C156]+([.$F$19]*[.C156])/(2*[.B156])" office:value-type="float" office:value="204.444444444444" calcext:value-type="float">
            <text:p>204.44</text:p>
          </table:table-cell>
          <table:table-cell table:formula="of:=[.C156]-([.$F$19]*[.C156])/(2*[.B156])" office:value-type="float" office:value="195.555555555556" calcext:value-type="float">
            <text:p>195.5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float" office:value="200" calcext:value-type="float">
            <text:p>200</text:p>
          </table:table-cell>
          <table:table-cell table:formula="of:=[.C157]+([.$F$19]*[.C157])/(2*[.B157])" office:value-type="float" office:value="204.411764705882" calcext:value-type="float">
            <text:p>204.41</text:p>
          </table:table-cell>
          <table:table-cell table:formula="of:=[.C157]-([.$F$19]*[.C157])/(2*[.B157])" office:value-type="float" office:value="195.588235294118" calcext:value-type="float">
            <text:p>195.5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float" office:value="200" calcext:value-type="float">
            <text:p>200</text:p>
          </table:table-cell>
          <table:table-cell table:formula="of:=[.C158]+([.$F$19]*[.C158])/(2*[.B158])" office:value-type="float" office:value="204.379562043796" calcext:value-type="float">
            <text:p>204.38</text:p>
          </table:table-cell>
          <table:table-cell table:formula="of:=[.C158]-([.$F$19]*[.C158])/(2*[.B158])" office:value-type="float" office:value="195.620437956204" calcext:value-type="float">
            <text:p>195.6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table:formula="of:=[.C159]+([.$F$19]*[.C159])/(2*[.B159])" office:value-type="float" office:value="204.347826086957" calcext:value-type="float">
            <text:p>204.35</text:p>
          </table:table-cell>
          <table:table-cell table:formula="of:=[.C159]-([.$F$19]*[.C159])/(2*[.B159])" office:value-type="float" office:value="195.652173913043" calcext:value-type="float">
            <text:p>195.6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  <table:table-cell table:formula="of:=[.C160]+([.$F$19]*[.C160])/(2*[.B160])" office:value-type="float" office:value="204.31654676259" calcext:value-type="float">
            <text:p>204.32</text:p>
          </table:table-cell>
          <table:table-cell table:formula="of:=[.C160]-([.$F$19]*[.C160])/(2*[.B160])" office:value-type="float" office:value="195.68345323741" calcext:value-type="float">
            <text:p>195.6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table:formula="of:=[.C161]+([.$F$19]*[.C161])/(2*[.B161])" office:value-type="float" office:value="204.285714285714" calcext:value-type="float">
            <text:p>204.29</text:p>
          </table:table-cell>
          <table:table-cell table:formula="of:=[.C161]-([.$F$19]*[.C161])/(2*[.B161])" office:value-type="float" office:value="195.714285714286" calcext:value-type="float">
            <text:p>195.7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float" office:value="200" calcext:value-type="float">
            <text:p>200</text:p>
          </table:table-cell>
          <table:table-cell table:formula="of:=[.C162]+([.$F$19]*[.C162])/(2*[.B162])" office:value-type="float" office:value="204.255319148936" calcext:value-type="float">
            <text:p>204.26</text:p>
          </table:table-cell>
          <table:table-cell table:formula="of:=[.C162]-([.$F$19]*[.C162])/(2*[.B162])" office:value-type="float" office:value="195.744680851064" calcext:value-type="float">
            <text:p>195.7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float" office:value="200" calcext:value-type="float">
            <text:p>200</text:p>
          </table:table-cell>
          <table:table-cell table:formula="of:=[.C163]+([.$F$19]*[.C163])/(2*[.B163])" office:value-type="float" office:value="204.225352112676" calcext:value-type="float">
            <text:p>204.23</text:p>
          </table:table-cell>
          <table:table-cell table:formula="of:=[.C163]-([.$F$19]*[.C163])/(2*[.B163])" office:value-type="float" office:value="195.774647887324" calcext:value-type="float">
            <text:p>195.7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float" office:value="200" calcext:value-type="float">
            <text:p>200</text:p>
          </table:table-cell>
          <table:table-cell table:formula="of:=[.C164]+([.$F$19]*[.C164])/(2*[.B164])" office:value-type="float" office:value="204.195804195804" calcext:value-type="float">
            <text:p>204.2</text:p>
          </table:table-cell>
          <table:table-cell table:formula="of:=[.C164]-([.$F$19]*[.C164])/(2*[.B164])" office:value-type="float" office:value="195.804195804196" calcext:value-type="float">
            <text:p>195.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table:formula="of:=[.C165]+([.$F$19]*[.C165])/(2*[.B165])" office:value-type="float" office:value="204.166666666667" calcext:value-type="float">
            <text:p>204.17</text:p>
          </table:table-cell>
          <table:table-cell table:formula="of:=[.C165]-([.$F$19]*[.C165])/(2*[.B165])" office:value-type="float" office:value="195.833333333333" calcext:value-type="float">
            <text:p>195.8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table:formula="of:=[.C166]+([.$F$19]*[.C166])/(2*[.B166])" office:value-type="float" office:value="204.137931034483" calcext:value-type="float">
            <text:p>204.14</text:p>
          </table:table-cell>
          <table:table-cell table:formula="of:=[.C166]-([.$F$19]*[.C166])/(2*[.B166])" office:value-type="float" office:value="195.862068965517" calcext:value-type="float">
            <text:p>195.8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float" office:value="200" calcext:value-type="float">
            <text:p>200</text:p>
          </table:table-cell>
          <table:table-cell table:formula="of:=[.C167]+([.$F$19]*[.C167])/(2*[.B167])" office:value-type="float" office:value="204.109589041096" calcext:value-type="float">
            <text:p>204.11</text:p>
          </table:table-cell>
          <table:table-cell table:formula="of:=[.C167]-([.$F$19]*[.C167])/(2*[.B167])" office:value-type="float" office:value="195.890410958904" calcext:value-type="float">
            <text:p>195.8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float" office:value="200" calcext:value-type="float">
            <text:p>200</text:p>
          </table:table-cell>
          <table:table-cell table:formula="of:=[.C168]+([.$F$19]*[.C168])/(2*[.B168])" office:value-type="float" office:value="204.081632653061" calcext:value-type="float">
            <text:p>204.08</text:p>
          </table:table-cell>
          <table:table-cell table:formula="of:=[.C168]-([.$F$19]*[.C168])/(2*[.B168])" office:value-type="float" office:value="195.918367346939" calcext:value-type="float">
            <text:p>195.9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table:formula="of:=[.C169]+([.$F$19]*[.C169])/(2*[.B169])" office:value-type="float" office:value="204.054054054054" calcext:value-type="float">
            <text:p>204.05</text:p>
          </table:table-cell>
          <table:table-cell table:formula="of:=[.C169]-([.$F$19]*[.C169])/(2*[.B169])" office:value-type="float" office:value="195.945945945946" calcext:value-type="float">
            <text:p>195.9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float" office:value="200" calcext:value-type="float">
            <text:p>200</text:p>
          </table:table-cell>
          <table:table-cell table:formula="of:=[.C170]+([.$F$19]*[.C170])/(2*[.B170])" office:value-type="float" office:value="204.026845637584" calcext:value-type="float">
            <text:p>204.03</text:p>
          </table:table-cell>
          <table:table-cell table:formula="of:=[.C170]-([.$F$19]*[.C170])/(2*[.B170])" office:value-type="float" office:value="195.973154362416" calcext:value-type="float">
            <text:p>195.9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formula="of:=[.C171]+([.$F$19]*[.C171])/(2*[.B171])" office:value-type="float" office:value="204" calcext:value-type="float">
            <text:p>204</text:p>
          </table:table-cell>
          <table:table-cell table:formula="of:=[.C171]-([.$F$19]*[.C171])/(2*[.B171])" office:value-type="float" office:value="196" calcext:value-type="float">
            <text:p>196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13:00:07.2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21S</meta:editing-duration>
    <meta:editing-cycles>9</meta:editing-cycles>
    <meta:generator>LibreOffice/5.3.2.2$Windows_X86_64 LibreOffice_project/6cd4f1ef626f15116896b1d8e1398b56da0d0ee1</meta:generator>
    <dc:date>2017-06-02T13:20:10.137000000</dc:date>
    <meta:document-statistic meta:table-count="3" meta:cell-count="62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8.981cm" xlink:href=".." xlink:type="simple" chart:class="chart:scatter" chart:style-name="ch1">
        <chart:legend chart:legend-position="end" svg:x="11.394cm" svg:y="3.772cm" style:legend-expansion="high" chart:style-name="ch2"/>
        <chart:plot-area chart:style-name="ch3" table:cell-range-address="Sheet1.B21:Sheet1.E171" chart:data-source-has-labels="row" svg:x="0.319cm" svg:y="0.179cm" svg:width="10.756cm" svg:height="8.623cm">
          <chartooo:coordinate-region svg:x="1.126cm" svg:y="0.352cm" svg:width="9.669cm" svg:height="7.8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2:Sheet1.C171" chart:label-cell-address="Sheet1.C21:Sheet1.C21" chart:class="chart:scatter">
            <chart:domain table:cell-range-address="Sheet1.B22:Sheet1.B171"/>
            <chart:data-point chart:repeated="150"/>
          </chart:series>
          <chart:series chart:style-name="ch8" chart:values-cell-range-address="Sheet1.D22:Sheet1.D171" chart:label-cell-address="Sheet1.D21:Sheet1.D21" chart:class="chart:scatter">
            <chart:data-point chart:repeated="150"/>
          </chart:series>
          <chart:series chart:style-name="ch9" chart:values-cell-range-address="Sheet1.E22:Sheet1.E171" chart:label-cell-address="Sheet1.E21:Sheet1.E21" chart:class="chart:scatter">
            <chart:data-point chart:repeated="1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WM_des (v_mid)</text:p>
                <draw:g>
                  <svg:desc>Sheet1.C21:Sheet1.C21</svg:desc>
                </draw:g>
              </table:table-cell>
              <table:table-cell office:value-type="string">
                <text:p>PWM_Left (v_outer)</text:p>
                <draw:g>
                  <svg:desc>Sheet1.D21:Sheet1.D21</svg:desc>
                </draw:g>
              </table:table-cell>
              <table:table-cell office:value-type="string">
                <text:p>PWM_Right (v_inner)</text:p>
                <draw:g>
                  <svg:desc>Sheet1.E21:Sheet1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2:Sheet1.B171</svg:desc>
                </draw:g>
              </table:table-cell>
              <table:table-cell office:value-type="float" office:value="200">
                <text:p>200</text:p>
                <draw:g>
                  <svg:desc>Sheet1.C22:Sheet1.C171</svg:desc>
                </draw:g>
              </table:table-cell>
              <table:table-cell office:value-type="float" office:value="800">
                <text:p>800</text:p>
                <draw:g>
                  <svg:desc>Sheet1.D22:Sheet1.D171</svg:desc>
                </draw:g>
              </table:table-cell>
              <table:table-cell office:value-type="float" office:value="-400">
                <text:p>-400</text:p>
                <draw:g>
                  <svg:desc>Sheet1.E22:Sheet1.E1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350">
                <text:p>3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20">
                <text:p>3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85.714285714286">
                <text:p>285.714285714286</text:p>
              </table:table-cell>
              <table:table-cell office:value-type="float" office:value="114.285714285714">
                <text:p>114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275">
                <text:p>2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60">
                <text:p>2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254.545454545455">
                <text:p>254.545454545455</text:p>
              </table:table-cell>
              <table:table-cell office:value-type="float" office:value="145.454545454545">
                <text:p>145.454545454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246.153846153846">
                <text:p>246.153846153846</text:p>
              </table:table-cell>
              <table:table-cell office:value-type="float" office:value="153.846153846154">
                <text:p>153.846153846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242.857142857143">
                <text:p>242.857142857143</text:p>
              </table:table-cell>
              <table:table-cell office:value-type="float" office:value="157.142857142857">
                <text:p>157.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237.5">
                <text:p>237.5</text:p>
              </table:table-cell>
              <table:table-cell office:value-type="float" office:value="162.5">
                <text:p>16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235.294117647059">
                <text:p>235.294117647059</text:p>
              </table:table-cell>
              <table:table-cell office:value-type="float" office:value="164.705882352941">
                <text:p>164.70588235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166.666666666667">
                <text:p>166.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231.578947368421">
                <text:p>231.578947368421</text:p>
              </table:table-cell>
              <table:table-cell office:value-type="float" office:value="168.421052631579">
                <text:p>168.4210526315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30">
                <text:p>2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228.571428571429">
                <text:p>228.571428571429</text:p>
              </table:table-cell>
              <table:table-cell office:value-type="float" office:value="171.428571428571">
                <text:p>171.428571428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227.272727272727">
                <text:p>227.272727272727</text:p>
              </table:table-cell>
              <table:table-cell office:value-type="float" office:value="172.727272727273">
                <text:p>172.7272727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0">
                <text:p>200</text:p>
              </table:table-cell>
              <table:table-cell office:value-type="float" office:value="226.086956521739">
                <text:p>226.086956521739</text:p>
              </table:table-cell>
              <table:table-cell office:value-type="float" office:value="173.913043478261">
                <text:p>173.913043478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0">
                <text:p>200</text:p>
              </table:table-cell>
              <table:table-cell office:value-type="float" office:value="225">
                <text:p>22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00">
                <text:p>200</text:p>
              </table:table-cell>
              <table:table-cell office:value-type="float" office:value="224">
                <text:p>22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223.076923076923">
                <text:p>223.076923076923</text:p>
              </table:table-cell>
              <table:table-cell office:value-type="float" office:value="176.923076923077">
                <text:p>176.923076923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00">
                <text:p>200</text:p>
              </table:table-cell>
              <table:table-cell office:value-type="float" office:value="222.222222222222">
                <text:p>222.222222222222</text:p>
              </table:table-cell>
              <table:table-cell office:value-type="float" office:value="177.777777777778">
                <text:p>177.777777777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221.428571428571">
                <text:p>221.428571428571</text:p>
              </table:table-cell>
              <table:table-cell office:value-type="float" office:value="178.571428571429">
                <text:p>178.571428571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220.689655172414">
                <text:p>220.689655172414</text:p>
              </table:table-cell>
              <table:table-cell office:value-type="float" office:value="179.310344827586">
                <text:p>179.310344827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00">
                <text:p>200</text:p>
              </table:table-cell>
              <table:table-cell office:value-type="float" office:value="219.354838709677">
                <text:p>219.354838709677</text:p>
              </table:table-cell>
              <table:table-cell office:value-type="float" office:value="180.645161290323">
                <text:p>180.6451612903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00">
                <text:p>200</text:p>
              </table:table-cell>
              <table:table-cell office:value-type="float" office:value="218.75">
                <text:p>218.75</text:p>
              </table:table-cell>
              <table:table-cell office:value-type="float" office:value="181.25">
                <text:p>181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00">
                <text:p>200</text:p>
              </table:table-cell>
              <table:table-cell office:value-type="float" office:value="218.181818181818">
                <text:p>218.181818181818</text:p>
              </table:table-cell>
              <table:table-cell office:value-type="float" office:value="181.818181818182">
                <text:p>181.81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00">
                <text:p>200</text:p>
              </table:table-cell>
              <table:table-cell office:value-type="float" office:value="217.647058823529">
                <text:p>217.647058823529</text:p>
              </table:table-cell>
              <table:table-cell office:value-type="float" office:value="182.352941176471">
                <text:p>182.3529411764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00">
                <text:p>200</text:p>
              </table:table-cell>
              <table:table-cell office:value-type="float" office:value="217.142857142857">
                <text:p>217.142857142857</text:p>
              </table:table-cell>
              <table:table-cell office:value-type="float" office:value="182.857142857143">
                <text:p>182.85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00">
                <text:p>200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183.333333333333">
                <text:p>183.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00">
                <text:p>20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183.783783783784">
                <text:p>183.7837837837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00">
                <text:p>200</text:p>
              </table:table-cell>
              <table:table-cell office:value-type="float" office:value="215.789473684211">
                <text:p>215.789473684211</text:p>
              </table:table-cell>
              <table:table-cell office:value-type="float" office:value="184.210526315789">
                <text:p>184.2105263157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00">
                <text:p>200</text:p>
              </table:table-cell>
              <table:table-cell office:value-type="float" office:value="215.384615384615">
                <text:p>215.384615384615</text:p>
              </table:table-cell>
              <table:table-cell office:value-type="float" office:value="184.615384615385">
                <text:p>184.6153846153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214.634146341463">
                <text:p>214.634146341463</text:p>
              </table:table-cell>
              <table:table-cell office:value-type="float" office:value="185.365853658537">
                <text:p>185.3658536585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0">
                <text:p>200</text:p>
              </table:table-cell>
              <table:table-cell office:value-type="float" office:value="214.285714285714">
                <text:p>214.285714285714</text:p>
              </table:table-cell>
              <table:table-cell office:value-type="float" office:value="185.714285714286">
                <text:p>185.7142857142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00">
                <text:p>200</text:p>
              </table:table-cell>
              <table:table-cell office:value-type="float" office:value="213.953488372093">
                <text:p>213.953488372093</text:p>
              </table:table-cell>
              <table:table-cell office:value-type="float" office:value="186.046511627907">
                <text:p>186.046511627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00">
                <text:p>200</text:p>
              </table:table-cell>
              <table:table-cell office:value-type="float" office:value="213.636363636364">
                <text:p>213.636363636364</text:p>
              </table:table-cell>
              <table:table-cell office:value-type="float" office:value="186.363636363636">
                <text:p>186.3636363636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00">
                <text:p>20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186.666666666667">
                <text:p>186.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00">
                <text:p>200</text:p>
              </table:table-cell>
              <table:table-cell office:value-type="float" office:value="213.04347826087">
                <text:p>213.04347826087</text:p>
              </table:table-cell>
              <table:table-cell office:value-type="float" office:value="186.95652173913">
                <text:p>186.956521739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00">
                <text:p>200</text:p>
              </table:table-cell>
              <table:table-cell office:value-type="float" office:value="212.765957446808">
                <text:p>212.765957446808</text:p>
              </table:table-cell>
              <table:table-cell office:value-type="float" office:value="187.234042553192">
                <text:p>187.2340425531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00">
                <text:p>200</text:p>
              </table:table-cell>
              <table:table-cell office:value-type="float" office:value="212.5">
                <text:p>212.5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00">
                <text:p>200</text:p>
              </table:table-cell>
              <table:table-cell office:value-type="float" office:value="212.244897959184">
                <text:p>212.244897959184</text:p>
              </table:table-cell>
              <table:table-cell office:value-type="float" office:value="187.755102040816">
                <text:p>187.7551020408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00">
                <text:p>200</text:p>
              </table:table-cell>
              <table:table-cell office:value-type="float" office:value="211.764705882353">
                <text:p>211.764705882353</text:p>
              </table:table-cell>
              <table:table-cell office:value-type="float" office:value="188.235294117647">
                <text:p>188.2352941176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00">
                <text:p>200</text:p>
              </table:table-cell>
              <table:table-cell office:value-type="float" office:value="211.538461538462">
                <text:p>211.538461538462</text:p>
              </table:table-cell>
              <table:table-cell office:value-type="float" office:value="188.461538461538">
                <text:p>188.4615384615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00">
                <text:p>200</text:p>
              </table:table-cell>
              <table:table-cell office:value-type="float" office:value="211.320754716981">
                <text:p>211.320754716981</text:p>
              </table:table-cell>
              <table:table-cell office:value-type="float" office:value="188.679245283019">
                <text:p>188.6792452830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00">
                <text:p>200</text:p>
              </table:table-cell>
              <table:table-cell office:value-type="float" office:value="211.111111111111">
                <text:p>211.111111111111</text:p>
              </table:table-cell>
              <table:table-cell office:value-type="float" office:value="188.888888888889">
                <text:p>188.8888888888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00">
                <text:p>200</text:p>
              </table:table-cell>
              <table:table-cell office:value-type="float" office:value="210.909090909091">
                <text:p>210.909090909091</text:p>
              </table:table-cell>
              <table:table-cell office:value-type="float" office:value="189.090909090909">
                <text:p>189.0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00">
                <text:p>200</text:p>
              </table:table-cell>
              <table:table-cell office:value-type="float" office:value="210.714285714286">
                <text:p>210.714285714286</text:p>
              </table:table-cell>
              <table:table-cell office:value-type="float" office:value="189.285714285714">
                <text:p>189.285714285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00">
                <text:p>200</text:p>
              </table:table-cell>
              <table:table-cell office:value-type="float" office:value="210.526315789474">
                <text:p>210.526315789474</text:p>
              </table:table-cell>
              <table:table-cell office:value-type="float" office:value="189.473684210526">
                <text:p>189.4736842105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00">
                <text:p>200</text:p>
              </table:table-cell>
              <table:table-cell office:value-type="float" office:value="210.344827586207">
                <text:p>210.344827586207</text:p>
              </table:table-cell>
              <table:table-cell office:value-type="float" office:value="189.655172413793">
                <text:p>189.6551724137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00">
                <text:p>200</text:p>
              </table:table-cell>
              <table:table-cell office:value-type="float" office:value="210.169491525424">
                <text:p>210.169491525424</text:p>
              </table:table-cell>
              <table:table-cell office:value-type="float" office:value="189.830508474576">
                <text:p>189.8305084745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00">
                <text:p>200</text:p>
              </table:table-cell>
              <table:table-cell office:value-type="float" office:value="209.83606557377">
                <text:p>209.83606557377</text:p>
              </table:table-cell>
              <table:table-cell office:value-type="float" office:value="190.16393442623">
                <text:p>190.163934426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00">
                <text:p>200</text:p>
              </table:table-cell>
              <table:table-cell office:value-type="float" office:value="209.677419354839">
                <text:p>209.677419354839</text:p>
              </table:table-cell>
              <table:table-cell office:value-type="float" office:value="190.322580645161">
                <text:p>190.3225806451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  <table:table-cell office:value-type="float" office:value="209.52380952381">
                <text:p>209.52380952381</text:p>
              </table:table-cell>
              <table:table-cell office:value-type="float" office:value="190.476190476191">
                <text:p>190.4761904761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00">
                <text:p>200</text:p>
              </table:table-cell>
              <table:table-cell office:value-type="float" office:value="209.375">
                <text:p>209.375</text:p>
              </table:table-cell>
              <table:table-cell office:value-type="float" office:value="190.625">
                <text:p>190.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00">
                <text:p>200</text:p>
              </table:table-cell>
              <table:table-cell office:value-type="float" office:value="209.230769230769">
                <text:p>209.230769230769</text:p>
              </table:table-cell>
              <table:table-cell office:value-type="float" office:value="190.769230769231">
                <text:p>190.7692307692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00">
                <text:p>200</text:p>
              </table:table-cell>
              <table:table-cell office:value-type="float" office:value="209.090909090909">
                <text:p>209.090909090909</text:p>
              </table:table-cell>
              <table:table-cell office:value-type="float" office:value="190.909090909091">
                <text:p>190.9090909090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00">
                <text:p>200</text:p>
              </table:table-cell>
              <table:table-cell office:value-type="float" office:value="208.955223880597">
                <text:p>208.955223880597</text:p>
              </table:table-cell>
              <table:table-cell office:value-type="float" office:value="191.044776119403">
                <text:p>191.0447761194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00">
                <text:p>200</text:p>
              </table:table-cell>
              <table:table-cell office:value-type="float" office:value="208.823529411765">
                <text:p>208.823529411765</text:p>
              </table:table-cell>
              <table:table-cell office:value-type="float" office:value="191.176470588235">
                <text:p>191.1764705882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00">
                <text:p>200</text:p>
              </table:table-cell>
              <table:table-cell office:value-type="float" office:value="208.695652173913">
                <text:p>208.695652173913</text:p>
              </table:table-cell>
              <table:table-cell office:value-type="float" office:value="191.304347826087">
                <text:p>191.3043478260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00">
                <text:p>200</text:p>
              </table:table-cell>
              <table:table-cell office:value-type="float" office:value="208.571428571429">
                <text:p>208.571428571429</text:p>
              </table:table-cell>
              <table:table-cell office:value-type="float" office:value="191.428571428571">
                <text:p>191.428571428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00">
                <text:p>200</text:p>
              </table:table-cell>
              <table:table-cell office:value-type="float" office:value="208.450704225352">
                <text:p>208.450704225352</text:p>
              </table:table-cell>
              <table:table-cell office:value-type="float" office:value="191.549295774648">
                <text:p>191.5492957746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191.666666666667">
                <text:p>191.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00">
                <text:p>200</text:p>
              </table:table-cell>
              <table:table-cell office:value-type="float" office:value="208.219178082192">
                <text:p>208.219178082192</text:p>
              </table:table-cell>
              <table:table-cell office:value-type="float" office:value="191.780821917808">
                <text:p>191.7808219178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00">
                <text:p>200</text:p>
              </table:table-cell>
              <table:table-cell office:value-type="float" office:value="208.108108108108">
                <text:p>208.108108108108</text:p>
              </table:table-cell>
              <table:table-cell office:value-type="float" office:value="191.891891891892">
                <text:p>191.8918918918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00">
                <text:p>200</text:p>
              </table:table-cell>
              <table:table-cell office:value-type="float" office:value="208">
                <text:p>20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00">
                <text:p>200</text:p>
              </table:table-cell>
              <table:table-cell office:value-type="float" office:value="207.894736842105">
                <text:p>207.894736842105</text:p>
              </table:table-cell>
              <table:table-cell office:value-type="float" office:value="192.105263157895">
                <text:p>192.1052631578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00">
                <text:p>200</text:p>
              </table:table-cell>
              <table:table-cell office:value-type="float" office:value="207.792207792208">
                <text:p>207.792207792208</text:p>
              </table:table-cell>
              <table:table-cell office:value-type="float" office:value="192.207792207792">
                <text:p>192.2077922077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00">
                <text:p>200</text:p>
              </table:table-cell>
              <table:table-cell office:value-type="float" office:value="207.692307692308">
                <text:p>207.692307692308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00">
                <text:p>200</text:p>
              </table:table-cell>
              <table:table-cell office:value-type="float" office:value="207.594936708861">
                <text:p>207.594936708861</text:p>
              </table:table-cell>
              <table:table-cell office:value-type="float" office:value="192.405063291139">
                <text:p>192.4050632911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07.5">
                <text:p>207.5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00">
                <text:p>200</text:p>
              </table:table-cell>
              <table:table-cell office:value-type="float" office:value="207.407407407407">
                <text:p>207.407407407407</text:p>
              </table:table-cell>
              <table:table-cell office:value-type="float" office:value="192.592592592593">
                <text:p>192.5925925925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00">
                <text:p>200</text:p>
              </table:table-cell>
              <table:table-cell office:value-type="float" office:value="207.317073170732">
                <text:p>207.317073170732</text:p>
              </table:table-cell>
              <table:table-cell office:value-type="float" office:value="192.682926829268">
                <text:p>192.6829268292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00">
                <text:p>200</text:p>
              </table:table-cell>
              <table:table-cell office:value-type="float" office:value="207.228915662651">
                <text:p>207.228915662651</text:p>
              </table:table-cell>
              <table:table-cell office:value-type="float" office:value="192.771084337349">
                <text:p>192.7710843373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00">
                <text:p>200</text:p>
              </table:table-cell>
              <table:table-cell office:value-type="float" office:value="207.142857142857">
                <text:p>207.142857142857</text:p>
              </table:table-cell>
              <table:table-cell office:value-type="float" office:value="192.857142857143">
                <text:p>192.8571428571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00">
                <text:p>200</text:p>
              </table:table-cell>
              <table:table-cell office:value-type="float" office:value="207.058823529412">
                <text:p>207.058823529412</text:p>
              </table:table-cell>
              <table:table-cell office:value-type="float" office:value="192.941176470588">
                <text:p>192.9411764705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00">
                <text:p>200</text:p>
              </table:table-cell>
              <table:table-cell office:value-type="float" office:value="206.976744186047">
                <text:p>206.976744186047</text:p>
              </table:table-cell>
              <table:table-cell office:value-type="float" office:value="193.023255813953">
                <text:p>193.0232558139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00">
                <text:p>200</text:p>
              </table:table-cell>
              <table:table-cell office:value-type="float" office:value="206.896551724138">
                <text:p>206.896551724138</text:p>
              </table:table-cell>
              <table:table-cell office:value-type="float" office:value="193.103448275862">
                <text:p>193.1034482758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00">
                <text:p>200</text:p>
              </table:table-cell>
              <table:table-cell office:value-type="float" office:value="206.818181818182">
                <text:p>206.818181818182</text:p>
              </table:table-cell>
              <table:table-cell office:value-type="float" office:value="193.181818181818">
                <text:p>193.1818181818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00">
                <text:p>200</text:p>
              </table:table-cell>
              <table:table-cell office:value-type="float" office:value="206.741573033708">
                <text:p>206.741573033708</text:p>
              </table:table-cell>
              <table:table-cell office:value-type="float" office:value="193.258426966292">
                <text:p>193.2584269662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00">
                <text:p>200</text:p>
              </table:table-cell>
              <table:table-cell office:value-type="float" office:value="206.666666666667">
                <text:p>206.666666666667</text:p>
              </table:table-cell>
              <table:table-cell office:value-type="float" office:value="193.333333333333">
                <text:p>193.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00">
                <text:p>200</text:p>
              </table:table-cell>
              <table:table-cell office:value-type="float" office:value="206.593406593407">
                <text:p>206.593406593407</text:p>
              </table:table-cell>
              <table:table-cell office:value-type="float" office:value="193.406593406593">
                <text:p>193.4065934065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00">
                <text:p>200</text:p>
              </table:table-cell>
              <table:table-cell office:value-type="float" office:value="206.521739130435">
                <text:p>206.521739130435</text:p>
              </table:table-cell>
              <table:table-cell office:value-type="float" office:value="193.478260869565">
                <text:p>193.4782608695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00">
                <text:p>200</text:p>
              </table:table-cell>
              <table:table-cell office:value-type="float" office:value="206.451612903226">
                <text:p>206.451612903226</text:p>
              </table:table-cell>
              <table:table-cell office:value-type="float" office:value="193.548387096774">
                <text:p>193.5483870967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00">
                <text:p>200</text:p>
              </table:table-cell>
              <table:table-cell office:value-type="float" office:value="206.382978723404">
                <text:p>206.382978723404</text:p>
              </table:table-cell>
              <table:table-cell office:value-type="float" office:value="193.617021276596">
                <text:p>193.6170212765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00">
                <text:p>200</text:p>
              </table:table-cell>
              <table:table-cell office:value-type="float" office:value="206.315789473684">
                <text:p>206.315789473684</text:p>
              </table:table-cell>
              <table:table-cell office:value-type="float" office:value="193.684210526316">
                <text:p>193.6842105263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00">
                <text:p>200</text:p>
              </table:table-cell>
              <table:table-cell office:value-type="float" office:value="206.25">
                <text:p>206.25</text:p>
              </table:table-cell>
              <table:table-cell office:value-type="float" office:value="193.75">
                <text:p>193.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00">
                <text:p>200</text:p>
              </table:table-cell>
              <table:table-cell office:value-type="float" office:value="206.185567010309">
                <text:p>206.185567010309</text:p>
              </table:table-cell>
              <table:table-cell office:value-type="float" office:value="193.814432989691">
                <text:p>193.8144329896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00">
                <text:p>200</text:p>
              </table:table-cell>
              <table:table-cell office:value-type="float" office:value="206.122448979592">
                <text:p>206.122448979592</text:p>
              </table:table-cell>
              <table:table-cell office:value-type="float" office:value="193.877551020408">
                <text:p>193.877551020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00">
                <text:p>200</text:p>
              </table:table-cell>
              <table:table-cell office:value-type="float" office:value="206.060606060606">
                <text:p>206.060606060606</text:p>
              </table:table-cell>
              <table:table-cell office:value-type="float" office:value="193.939393939394">
                <text:p>193.9393939393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206">
                <text:p>20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00">
                <text:p>200</text:p>
              </table:table-cell>
              <table:table-cell office:value-type="float" office:value="205.940594059406">
                <text:p>205.940594059406</text:p>
              </table:table-cell>
              <table:table-cell office:value-type="float" office:value="194.059405940594">
                <text:p>194.0594059405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00">
                <text:p>200</text:p>
              </table:table-cell>
              <table:table-cell office:value-type="float" office:value="205.882352941176">
                <text:p>205.882352941176</text:p>
              </table:table-cell>
              <table:table-cell office:value-type="float" office:value="194.117647058824">
                <text:p>194.1176470588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00">
                <text:p>200</text:p>
              </table:table-cell>
              <table:table-cell office:value-type="float" office:value="205.825242718447">
                <text:p>205.825242718447</text:p>
              </table:table-cell>
              <table:table-cell office:value-type="float" office:value="194.174757281553">
                <text:p>194.1747572815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00">
                <text:p>200</text:p>
              </table:table-cell>
              <table:table-cell office:value-type="float" office:value="205.769230769231">
                <text:p>205.769230769231</text:p>
              </table:table-cell>
              <table:table-cell office:value-type="float" office:value="194.230769230769">
                <text:p>194.2307692307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00">
                <text:p>200</text:p>
              </table:table-cell>
              <table:table-cell office:value-type="float" office:value="205.714285714286">
                <text:p>205.714285714286</text:p>
              </table:table-cell>
              <table:table-cell office:value-type="float" office:value="194.285714285714">
                <text:p>194.2857142857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00">
                <text:p>200</text:p>
              </table:table-cell>
              <table:table-cell office:value-type="float" office:value="205.660377358491">
                <text:p>205.660377358491</text:p>
              </table:table-cell>
              <table:table-cell office:value-type="float" office:value="194.339622641509">
                <text:p>194.3396226415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00">
                <text:p>200</text:p>
              </table:table-cell>
              <table:table-cell office:value-type="float" office:value="205.607476635514">
                <text:p>205.607476635514</text:p>
              </table:table-cell>
              <table:table-cell office:value-type="float" office:value="194.392523364486">
                <text:p>194.3925233644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00">
                <text:p>200</text:p>
              </table:table-cell>
              <table:table-cell office:value-type="float" office:value="205.555555555556">
                <text:p>205.555555555556</text:p>
              </table:table-cell>
              <table:table-cell office:value-type="float" office:value="194.444444444444">
                <text:p>194.4444444444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00">
                <text:p>200</text:p>
              </table:table-cell>
              <table:table-cell office:value-type="float" office:value="205.504587155963">
                <text:p>205.504587155963</text:p>
              </table:table-cell>
              <table:table-cell office:value-type="float" office:value="194.495412844037">
                <text:p>194.4954128440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00">
                <text:p>200</text:p>
              </table:table-cell>
              <table:table-cell office:value-type="float" office:value="205.454545454545">
                <text:p>205.454545454545</text:p>
              </table:table-cell>
              <table:table-cell office:value-type="float" office:value="194.545454545455">
                <text:p>194.545454545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00">
                <text:p>200</text:p>
              </table:table-cell>
              <table:table-cell office:value-type="float" office:value="205.405405405405">
                <text:p>205.405405405405</text:p>
              </table:table-cell>
              <table:table-cell office:value-type="float" office:value="194.594594594595">
                <text:p>194.5945945945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00">
                <text:p>200</text:p>
              </table:table-cell>
              <table:table-cell office:value-type="float" office:value="205.357142857143">
                <text:p>205.357142857143</text:p>
              </table:table-cell>
              <table:table-cell office:value-type="float" office:value="194.642857142857">
                <text:p>194.6428571428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205.309734513274">
                <text:p>205.309734513274</text:p>
              </table:table-cell>
              <table:table-cell office:value-type="float" office:value="194.690265486726">
                <text:p>194.6902654867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00">
                <text:p>200</text:p>
              </table:table-cell>
              <table:table-cell office:value-type="float" office:value="205.263157894737">
                <text:p>205.263157894737</text:p>
              </table:table-cell>
              <table:table-cell office:value-type="float" office:value="194.736842105263">
                <text:p>194.7368421052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00">
                <text:p>200</text:p>
              </table:table-cell>
              <table:table-cell office:value-type="float" office:value="205.217391304348">
                <text:p>205.217391304348</text:p>
              </table:table-cell>
              <table:table-cell office:value-type="float" office:value="194.782608695652">
                <text:p>194.7826086956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00">
                <text:p>200</text:p>
              </table:table-cell>
              <table:table-cell office:value-type="float" office:value="205.172413793103">
                <text:p>205.172413793103</text:p>
              </table:table-cell>
              <table:table-cell office:value-type="float" office:value="194.827586206897">
                <text:p>194.8275862068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00">
                <text:p>200</text:p>
              </table:table-cell>
              <table:table-cell office:value-type="float" office:value="205.128205128205">
                <text:p>205.128205128205</text:p>
              </table:table-cell>
              <table:table-cell office:value-type="float" office:value="194.871794871795">
                <text:p>194.8717948717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00">
                <text:p>200</text:p>
              </table:table-cell>
              <table:table-cell office:value-type="float" office:value="205.084745762712">
                <text:p>205.084745762712</text:p>
              </table:table-cell>
              <table:table-cell office:value-type="float" office:value="194.915254237288">
                <text:p>194.9152542372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00">
                <text:p>200</text:p>
              </table:table-cell>
              <table:table-cell office:value-type="float" office:value="205.042016806723">
                <text:p>205.042016806723</text:p>
              </table:table-cell>
              <table:table-cell office:value-type="float" office:value="194.957983193277">
                <text:p>194.9579831932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00">
                <text:p>200</text:p>
              </table:table-cell>
              <table:table-cell office:value-type="float" office:value="204.95867768595">
                <text:p>204.95867768595</text:p>
              </table:table-cell>
              <table:table-cell office:value-type="float" office:value="195.04132231405">
                <text:p>195.041322314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00">
                <text:p>200</text:p>
              </table:table-cell>
              <table:table-cell office:value-type="float" office:value="204.918032786885">
                <text:p>204.918032786885</text:p>
              </table:table-cell>
              <table:table-cell office:value-type="float" office:value="195.081967213115">
                <text:p>195.0819672131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00">
                <text:p>200</text:p>
              </table:table-cell>
              <table:table-cell office:value-type="float" office:value="204.878048780488">
                <text:p>204.878048780488</text:p>
              </table:table-cell>
              <table:table-cell office:value-type="float" office:value="195.121951219512">
                <text:p>195.1219512195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00">
                <text:p>200</text:p>
              </table:table-cell>
              <table:table-cell office:value-type="float" office:value="204.838709677419">
                <text:p>204.838709677419</text:p>
              </table:table-cell>
              <table:table-cell office:value-type="float" office:value="195.161290322581">
                <text:p>195.1612903225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00">
                <text:p>200</text:p>
              </table:table-cell>
              <table:table-cell office:value-type="float" office:value="204.8">
                <text:p>204.8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00">
                <text:p>200</text:p>
              </table:table-cell>
              <table:table-cell office:value-type="float" office:value="204.761904761905">
                <text:p>204.761904761905</text:p>
              </table:table-cell>
              <table:table-cell office:value-type="float" office:value="195.238095238095">
                <text:p>195.2380952380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00">
                <text:p>200</text:p>
              </table:table-cell>
              <table:table-cell office:value-type="float" office:value="204.724409448819">
                <text:p>204.724409448819</text:p>
              </table:table-cell>
              <table:table-cell office:value-type="float" office:value="195.275590551181">
                <text:p>195.2755905511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00">
                <text:p>200</text:p>
              </table:table-cell>
              <table:table-cell office:value-type="float" office:value="204.6875">
                <text:p>204.6875</text:p>
              </table:table-cell>
              <table:table-cell office:value-type="float" office:value="195.3125">
                <text:p>195.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00">
                <text:p>200</text:p>
              </table:table-cell>
              <table:table-cell office:value-type="float" office:value="204.651162790698">
                <text:p>204.651162790698</text:p>
              </table:table-cell>
              <table:table-cell office:value-type="float" office:value="195.348837209302">
                <text:p>195.3488372093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00">
                <text:p>200</text:p>
              </table:table-cell>
              <table:table-cell office:value-type="float" office:value="204.615384615385">
                <text:p>204.615384615385</text:p>
              </table:table-cell>
              <table:table-cell office:value-type="float" office:value="195.384615384615">
                <text:p>195.3846153846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00">
                <text:p>200</text:p>
              </table:table-cell>
              <table:table-cell office:value-type="float" office:value="204.580152671756">
                <text:p>204.580152671756</text:p>
              </table:table-cell>
              <table:table-cell office:value-type="float" office:value="195.419847328244">
                <text:p>195.4198473282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00">
                <text:p>200</text:p>
              </table:table-cell>
              <table:table-cell office:value-type="float" office:value="204.545454545455">
                <text:p>204.545454545455</text:p>
              </table:table-cell>
              <table:table-cell office:value-type="float" office:value="195.454545454545">
                <text:p>195.4545454545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00">
                <text:p>200</text:p>
              </table:table-cell>
              <table:table-cell office:value-type="float" office:value="204.511278195489">
                <text:p>204.511278195489</text:p>
              </table:table-cell>
              <table:table-cell office:value-type="float" office:value="195.488721804511">
                <text:p>195.4887218045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00">
                <text:p>200</text:p>
              </table:table-cell>
              <table:table-cell office:value-type="float" office:value="204.477611940298">
                <text:p>204.477611940298</text:p>
              </table:table-cell>
              <table:table-cell office:value-type="float" office:value="195.522388059701">
                <text:p>195.5223880597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00">
                <text:p>200</text:p>
              </table:table-cell>
              <table:table-cell office:value-type="float" office:value="204.444444444444">
                <text:p>204.444444444444</text:p>
              </table:table-cell>
              <table:table-cell office:value-type="float" office:value="195.555555555556">
                <text:p>195.5555555555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00">
                <text:p>200</text:p>
              </table:table-cell>
              <table:table-cell office:value-type="float" office:value="204.411764705882">
                <text:p>204.411764705882</text:p>
              </table:table-cell>
              <table:table-cell office:value-type="float" office:value="195.588235294118">
                <text:p>195.5882352941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00">
                <text:p>200</text:p>
              </table:table-cell>
              <table:table-cell office:value-type="float" office:value="204.379562043796">
                <text:p>204.379562043796</text:p>
              </table:table-cell>
              <table:table-cell office:value-type="float" office:value="195.620437956204">
                <text:p>195.6204379562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00">
                <text:p>200</text:p>
              </table:table-cell>
              <table:table-cell office:value-type="float" office:value="204.347826086957">
                <text:p>204.347826086957</text:p>
              </table:table-cell>
              <table:table-cell office:value-type="float" office:value="195.652173913043">
                <text:p>195.6521739130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00">
                <text:p>200</text:p>
              </table:table-cell>
              <table:table-cell office:value-type="float" office:value="204.31654676259">
                <text:p>204.31654676259</text:p>
              </table:table-cell>
              <table:table-cell office:value-type="float" office:value="195.68345323741">
                <text:p>195.683453237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  <table:table-cell office:value-type="float" office:value="204.285714285714">
                <text:p>204.285714285714</text:p>
              </table:table-cell>
              <table:table-cell office:value-type="float" office:value="195.714285714286">
                <text:p>195.7142857142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00">
                <text:p>200</text:p>
              </table:table-cell>
              <table:table-cell office:value-type="float" office:value="204.255319148936">
                <text:p>204.255319148936</text:p>
              </table:table-cell>
              <table:table-cell office:value-type="float" office:value="195.744680851064">
                <text:p>195.7446808510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00">
                <text:p>200</text:p>
              </table:table-cell>
              <table:table-cell office:value-type="float" office:value="204.225352112676">
                <text:p>204.225352112676</text:p>
              </table:table-cell>
              <table:table-cell office:value-type="float" office:value="195.774647887324">
                <text:p>195.7746478873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00">
                <text:p>200</text:p>
              </table:table-cell>
              <table:table-cell office:value-type="float" office:value="204.195804195804">
                <text:p>204.195804195804</text:p>
              </table:table-cell>
              <table:table-cell office:value-type="float" office:value="195.804195804196">
                <text:p>195.8041958041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00">
                <text:p>200</text:p>
              </table:table-cell>
              <table:table-cell office:value-type="float" office:value="204.166666666667">
                <text:p>204.166666666667</text:p>
              </table:table-cell>
              <table:table-cell office:value-type="float" office:value="195.833333333333">
                <text:p>195.833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0">
                <text:p>200</text:p>
              </table:table-cell>
              <table:table-cell office:value-type="float" office:value="204.137931034483">
                <text:p>204.137931034483</text:p>
              </table:table-cell>
              <table:table-cell office:value-type="float" office:value="195.862068965517">
                <text:p>195.8620689655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00">
                <text:p>200</text:p>
              </table:table-cell>
              <table:table-cell office:value-type="float" office:value="204.109589041096">
                <text:p>204.109589041096</text:p>
              </table:table-cell>
              <table:table-cell office:value-type="float" office:value="195.890410958904">
                <text:p>195.8904109589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00">
                <text:p>200</text:p>
              </table:table-cell>
              <table:table-cell office:value-type="float" office:value="204.081632653061">
                <text:p>204.081632653061</text:p>
              </table:table-cell>
              <table:table-cell office:value-type="float" office:value="195.918367346939">
                <text:p>195.9183673469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00">
                <text:p>200</text:p>
              </table:table-cell>
              <table:table-cell office:value-type="float" office:value="204.054054054054">
                <text:p>204.054054054054</text:p>
              </table:table-cell>
              <table:table-cell office:value-type="float" office:value="195.945945945946">
                <text:p>195.9459459459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00">
                <text:p>200</text:p>
              </table:table-cell>
              <table:table-cell office:value-type="float" office:value="204.026845637584">
                <text:p>204.026845637584</text:p>
              </table:table-cell>
              <table:table-cell office:value-type="float" office:value="195.973154362416">
                <text:p>195.9731543624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196">
                <text:p>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_64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